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699cm" style:rel-column-width="29680*"/>
    </style:style>
    <style:style style:name="Table1.B" style:family="table-column">
      <style:table-column-properties style:column-width="5.001cm" style:rel-column-width="19276*"/>
    </style:style>
    <style:style style:name="Table1.C" style:family="table-column">
      <style:table-column-properties style:column-width="4.3cm" style:rel-column-width="16579*"/>
    </style:style>
    <style:style style:name="Table1.A1" style:family="table-cell">
      <style:table-cell-properties style:writing-mode="page"/>
    </style:style>
    <style:style style:name="Table1.B2" style:family="table-cell">
      <style:table-cell-properties fo:padding="0cm" fo:border="none" style:writing-mode="page"/>
    </style:style>
    <style:style style:name="Table2" style:family="table">
      <style:table-properties style:width="10.363cm" table:align="left"/>
    </style:style>
    <style:style style:name="Table2.A" style:family="table-column">
      <style:table-column-properties style:column-width="5.293cm"/>
    </style:style>
    <style:style style:name="Table2.B" style:family="table-column">
      <style:table-column-properties style:column-width="5.069cm"/>
    </style:style>
    <style:style style:name="Table2.A1" style:family="table-cell">
      <style:table-cell-properties style:vertical-align="middle" fo:padding="0.049cm" fo:border="none"/>
    </style:style>
    <style:style style:name="P1" style:family="paragraph" style:parent-style-name="Standard">
      <loext:graphic-properties draw:fill="solid" draw:fill-color="#000000" draw:opacity="100%"/>
      <style:paragraph-properties fo:text-align="justify" style:justify-single-word="false" fo:background-color="#000000"/>
      <style:text-properties fo:color="#ffffff" loext:opacity="100%" fo:font-size="18pt" officeooo:rsid="0004416a" officeooo:paragraph-rsid="0004416a" style:font-size-asian="18pt" style:font-size-complex="18pt"/>
    </style:style>
    <style:style style:name="P2" style:family="paragraph" style:parent-style-name="Standard">
      <style:paragraph-properties fo:text-align="justify" style:justify-single-word="false"/>
      <style:text-properties officeooo:rsid="0004416a" officeooo:paragraph-rsid="0058faa9"/>
    </style:style>
    <style:style style:name="P3" style:family="paragraph" style:parent-style-name="Standard">
      <loext:graphic-properties draw:fill="solid" draw:fill-color="#000000" draw:opacity="100%"/>
      <style:paragraph-properties fo:text-align="justify" style:justify-single-word="false" fo:background-color="#000000"/>
      <style:text-properties officeooo:paragraph-rsid="0058faa9"/>
    </style:style>
    <style:style style:name="P4" style:family="paragraph" style:parent-style-name="Standard">
      <style:paragraph-properties fo:text-align="justify" style:justify-single-word="false"/>
      <style:text-properties officeooo:rsid="001f35e0" officeooo:paragraph-rsid="0058faa9"/>
    </style:style>
    <style:style style:name="P5" style:family="paragraph" style:parent-style-name="Standard">
      <loext:graphic-properties draw:fill="solid" draw:fill-color="#000000" draw:opacity="100%"/>
      <style:paragraph-properties fo:text-align="justify" style:justify-single-word="false" fo:background-color="#000000"/>
      <style:text-properties fo:color="#ffffff" loext:opacity="100%" officeooo:rsid="0004416a" officeooo:paragraph-rsid="001f35e0"/>
    </style:style>
    <style:style style:name="P6" style:family="paragraph" style:parent-style-name="Standard">
      <style:paragraph-properties fo:text-align="justify" style:justify-single-word="false"/>
      <style:text-properties officeooo:rsid="0004416a" officeooo:paragraph-rsid="001f35e0"/>
    </style:style>
    <style:style style:name="P7" style:family="paragraph" style:parent-style-name="Standard">
      <style:paragraph-properties fo:text-align="justify" style:justify-single-word="false"/>
      <style:text-properties officeooo:rsid="0004416a" officeooo:paragraph-rsid="0004416a"/>
    </style:style>
    <style:style style:name="P8" style:family="paragraph" style:parent-style-name="Standard">
      <loext:graphic-properties draw:fill="solid" draw:fill-color="#000000" draw:opacity="100%"/>
      <style:paragraph-properties fo:text-align="justify" style:justify-single-word="false" fo:background-color="#000000"/>
      <style:text-properties fo:color="#ffffff" loext:opacity="100%" officeooo:rsid="0004416a" officeooo:paragraph-rsid="0004416a"/>
    </style:style>
    <style:style style:name="P9" style:family="paragraph" style:parent-style-name="Standard">
      <style:paragraph-properties fo:text-align="justify" style:justify-single-word="false"/>
      <style:text-properties officeooo:rsid="0004416a" officeooo:paragraph-rsid="0004626f"/>
    </style:style>
    <style:style style:name="P10" style:family="paragraph" style:parent-style-name="Heading_20_3">
      <loext:graphic-properties draw:fill="solid" draw:fill-color="#000000" draw:opacity="100%"/>
      <style:paragraph-properties fo:margin-top="0cm" fo:margin-bottom="0cm" style:contextual-spacing="false" fo:text-align="justify" style:justify-single-word="false" fo:background-color="#000000"/>
      <style:text-properties fo:color="#ffffff" loext:opacity="100%" fo:font-size="12pt" officeooo:rsid="0004416a" officeooo:paragraph-rsid="0004626f" style:font-size-asian="12pt" style:font-size-complex="12pt"/>
    </style:style>
    <style:style style:name="P11" style:family="paragraph" style:parent-style-name="Text_20_body" style:list-style-name="L1">
      <style:paragraph-properties fo:margin-top="0cm" fo:margin-bottom="0cm" style:contextual-spacing="false" fo:line-height="100%"/>
    </style:style>
    <style:style style:name="P12" style:family="paragraph" style:parent-style-name="Text_20_body">
      <style:paragraph-properties fo:margin-top="0cm" fo:margin-bottom="0cm" style:contextual-spacing="false" fo:line-height="100%"/>
    </style:style>
    <style:style style:name="P13" style:family="paragraph" style:parent-style-name="Heading_20_3">
      <loext:graphic-properties draw:fill="solid" draw:fill-color="#000000" draw:opacity="100%"/>
      <style:paragraph-properties fo:margin-top="0cm" fo:margin-bottom="0cm" style:contextual-spacing="false" fo:text-align="justify" style:justify-single-word="false" fo:background-color="#000000"/>
      <style:text-properties fo:color="#ffffff" loext:opacity="100%" style:font-name="Liberation Serif" fo:font-size="12pt" fo:font-weight="bold" officeooo:rsid="005b87a7" officeooo:paragraph-rsid="005b87a7" style:font-name-asian="NSimSun1" style:font-size-asian="12pt" style:font-weight-asian="bold" style:font-name-complex="Arial" style:font-size-complex="12pt" style:font-weight-complex="bold"/>
    </style:style>
    <style:style style:name="P14" style:family="paragraph" style:parent-style-name="Text_20_body">
      <style:paragraph-properties fo:margin-top="0cm" fo:margin-bottom="0cm" style:contextual-spacing="false" fo:line-height="100%"/>
      <style:text-properties officeooo:rsid="0004416a"/>
    </style:style>
    <style:style style:name="P15" style:family="paragraph" style:parent-style-name="Standard">
      <loext:graphic-properties draw:fill="solid" draw:fill-color="#000000" draw:opacity="100%"/>
      <style:paragraph-properties fo:text-align="justify" style:justify-single-word="false" fo:background-color="#000000"/>
      <style:text-properties fo:color="#ffffff" loext:opacity="100%" officeooo:rsid="0004416a" officeooo:paragraph-rsid="00064ec1"/>
    </style:style>
    <style:style style:name="P16" style:family="paragraph" style:parent-style-name="Text_20_body">
      <style:paragraph-properties fo:margin-top="0cm" fo:margin-bottom="0cm" style:contextual-spacing="false" fo:line-height="100%" fo:text-align="justify" style:justify-single-word="false"/>
    </style:style>
    <style:style style:name="P17" style:family="paragraph" style:parent-style-name="Standard">
      <style:paragraph-properties fo:text-align="justify" style:justify-single-word="false"/>
      <style:text-properties officeooo:rsid="0004416a" officeooo:paragraph-rsid="005671b0"/>
    </style:style>
    <style:style style:name="P18" style:family="paragraph" style:parent-style-name="Standard">
      <loext:graphic-properties draw:fill="solid" draw:fill-color="#000000" draw:opacity="100%"/>
      <style:paragraph-properties fo:text-align="justify" style:justify-single-word="false" fo:background-color="#000000"/>
      <style:text-properties fo:color="#ffffff" loext:opacity="100%" officeooo:rsid="0004416a" officeooo:paragraph-rsid="005671b0"/>
    </style:style>
    <style:style style:name="P19" style:family="paragraph" style:parent-style-name="Text_20_body">
      <style:paragraph-properties fo:margin-top="0cm" fo:margin-bottom="0cm" style:contextual-spacing="false" fo:line-height="100%" fo:text-align="justify" style:justify-single-word="false"/>
      <style:text-properties fo:font-weight="normal" officeooo:rsid="00064ec1" officeooo:paragraph-rsid="005671b0" style:font-weight-asian="normal" style:font-weight-complex="normal"/>
    </style:style>
    <style:style style:name="P20" style:family="paragraph" style:parent-style-name="Text_20_body">
      <style:paragraph-properties fo:margin-top="0cm" fo:margin-bottom="0cm" style:contextual-spacing="false" fo:line-height="100%" fo:text-align="justify" style:justify-single-word="false"/>
      <style:text-properties officeooo:rsid="0004416a" officeooo:paragraph-rsid="005671b0"/>
    </style:style>
    <style:style style:name="P21" style:family="paragraph" style:parent-style-name="Text_20_body">
      <style:paragraph-properties fo:margin-top="0cm" fo:margin-bottom="0cm" style:contextual-spacing="false" fo:line-height="100%" fo:text-align="justify" style:justify-single-word="false"/>
      <style:text-properties officeooo:paragraph-rsid="005671b0"/>
    </style:style>
    <style:style style:name="P22" style:family="paragraph" style:parent-style-name="Heading_20_2">
      <style:paragraph-properties fo:margin-top="0cm" fo:margin-bottom="0cm" style:contextual-spacing="false" fo:line-height="100%" fo:text-align="justify" style:justify-single-word="false"/>
      <style:text-properties style:font-name="Liberation Serif" fo:font-size="12pt" fo:font-weight="bold" officeooo:paragraph-rsid="005671b0" style:font-size-asian="12pt" style:font-weight-asian="bold" style:font-size-complex="12pt" style:font-weight-complex="bold"/>
    </style:style>
    <style:style style:name="P23" style:family="paragraph" style:parent-style-name="Text_20_body" style:list-style-name="L2" style:master-page-name="">
      <style:paragraph-properties fo:margin-top="0cm" fo:margin-bottom="0cm" style:contextual-spacing="false" fo:line-height="100%" style:page-number="auto"/>
    </style:style>
    <style:style style:name="P24" style:family="paragraph" style:parent-style-name="Text_20_body" style:list-style-name="L2">
      <style:paragraph-properties fo:margin-top="0cm" fo:margin-bottom="0cm" style:contextual-spacing="false" fo:line-height="100%"/>
    </style:style>
    <style:style style:name="P25" style:family="paragraph" style:parent-style-name="Standard">
      <loext:graphic-properties draw:fill="solid" draw:fill-color="#000000" draw:opacity="100%"/>
      <style:paragraph-properties fo:text-align="justify" style:justify-single-word="false" fo:background-color="#000000"/>
      <style:text-properties fo:color="#ffffff" loext:opacity="100%" fo:font-weight="normal" officeooo:rsid="0004416a" officeooo:paragraph-rsid="0058faa9" style:font-weight-asian="normal" style:font-weight-complex="normal"/>
    </style:style>
    <style:style style:name="P26" style:family="paragraph" style:parent-style-name="Text_20_body">
      <style:paragraph-properties fo:margin-top="0cm" fo:margin-bottom="0cm" style:contextual-spacing="false" fo:line-height="100%" fo:text-align="justify" style:justify-single-word="false"/>
      <style:text-properties officeooo:paragraph-rsid="0058faa9"/>
    </style:style>
    <style:style style:name="P27" style:family="paragraph" style:parent-style-name="Text_20_body" style:list-style-name="L3">
      <style:paragraph-properties fo:margin-top="0cm" fo:margin-bottom="0cm" style:contextual-spacing="false" fo:line-height="100%" fo:text-align="justify" style:justify-single-word="false"/>
    </style:style>
    <style:style style:name="P28"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style>
    <style:style style:name="P29" style:family="paragraph" style:parent-style-name="Text_20_body">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style>
    <style:style style:name="P30" style:family="paragraph" style:parent-style-name="Text_20_body">
      <style:paragraph-properties fo:margin-top="0cm" fo:margin-bottom="0cm" style:contextual-spacing="false" fo:line-height="100%" fo:text-align="justify" style:justify-single-word="false"/>
      <style:text-properties officeooo:rsid="0004416a" officeooo:paragraph-rsid="0058faa9"/>
    </style:style>
    <style:style style:name="P31" style:family="paragraph" style:parent-style-name="Standard">
      <loext:graphic-properties draw:fill="solid" draw:fill-color="#000000" draw:opacity="100%"/>
      <style:paragraph-properties fo:text-align="justify" style:justify-single-word="false" fo:background-color="#000000"/>
      <style:text-properties fo:color="#ffffff" loext:opacity="100%" fo:font-weight="normal" officeooo:rsid="0004416a" officeooo:paragraph-rsid="00071f00" style:font-weight-asian="normal" style:font-weight-complex="normal"/>
    </style:style>
    <style:style style:name="P32" style:family="paragraph" style:parent-style-name="Text_20_body">
      <style:paragraph-properties fo:margin-top="0cm" fo:margin-bottom="0cm" style:contextual-spacing="false" fo:line-height="100%" fo:text-align="justify" style:justify-single-word="false"/>
      <style:text-properties officeooo:rsid="0004416a" officeooo:paragraph-rsid="00071f00"/>
    </style:style>
    <style:style style:name="P33" style:family="paragraph" style:parent-style-name="Text_20_body">
      <loext:graphic-properties draw:fill="solid" draw:fill-color="#000000" draw:opacity="100%"/>
      <style:paragraph-properties fo:margin-top="0cm" fo:margin-bottom="0cm" style:contextual-spacing="false" fo:line-height="100%" fo:text-align="justify" style:justify-single-word="false" fo:background-color="#000000"/>
      <style:text-properties officeooo:rsid="0004416a" officeooo:paragraph-rsid="00071f00"/>
    </style:style>
    <style:style style:name="P34" style:family="paragraph" style:parent-style-name="Text_20_body">
      <loext:graphic-properties draw:fill="solid" draw:fill-color="#000000" draw:opacity="100%"/>
      <style:paragraph-properties fo:margin-top="0cm" fo:margin-bottom="0cm" style:contextual-spacing="false" fo:line-height="100%" fo:text-align="justify" style:justify-single-word="false" fo:background-color="#000000"/>
      <style:text-properties officeooo:rsid="0004416a" officeooo:paragraph-rsid="000be0bd"/>
    </style:style>
    <style:style style:name="P35" style:family="paragraph" style:parent-style-name="Text_20_body">
      <style:paragraph-properties fo:margin-top="0cm" fo:margin-bottom="0cm" style:contextual-spacing="false" fo:line-height="100%" fo:text-align="justify" style:justify-single-word="false"/>
      <style:text-properties officeooo:rsid="0004416a" officeooo:paragraph-rsid="000be0bd"/>
    </style:style>
    <style:style style:name="P36" style:family="paragraph" style:parent-style-name="Text_20_body">
      <loext:graphic-properties draw:fill="solid" draw:fill-color="#000000" draw:opacity="100%"/>
      <style:paragraph-properties fo:margin-top="0cm" fo:margin-bottom="0cm" style:contextual-spacing="false" fo:line-height="100%" fo:text-align="justify" style:justify-single-word="false" fo:background-color="#000000"/>
      <style:text-properties fo:text-transform="uppercase" fo:color="#ffffff" loext:opacity="100%" style:font-name="Liberation Serif" fo:font-size="12pt" officeooo:paragraph-rsid="000e370c" style:font-size-asian="12pt" style:font-size-complex="12pt"/>
    </style:style>
    <style:style style:name="P37" style:family="paragraph" style:parent-style-name="Text_20_body">
      <style:paragraph-properties fo:margin-top="0cm" fo:margin-bottom="0cm" style:contextual-spacing="false" fo:line-height="100%" fo:text-align="justify" style:justify-single-word="false"/>
      <style:text-properties officeooo:rsid="000fa132" officeooo:paragraph-rsid="000fa132"/>
    </style:style>
    <style:style style:name="P38" style:family="paragraph" style:parent-style-name="Text_20_body">
      <style:paragraph-properties fo:margin-top="0cm" fo:margin-bottom="0cm" style:contextual-spacing="false" fo:line-height="100%" fo:text-align="justify" style:justify-single-word="false"/>
      <style:text-properties officeooo:rsid="000fecfb" officeooo:paragraph-rsid="000fecfb"/>
    </style:style>
    <style:style style:name="P39" style:family="paragraph" style:parent-style-name="Standard">
      <style:paragraph-properties fo:margin-top="0cm" fo:margin-bottom="0cm" style:contextual-spacing="false" fo:line-height="100%" fo:text-align="justify" style:justify-single-word="false"/>
      <style:text-properties style:use-window-font-color="true" loext:opacity="0%" style:font-name="Lucida Console" fo:font-size="9pt" officeooo:rsid="000fecfb" officeooo:paragraph-rsid="000fecfb" style:font-size-asian="9pt"/>
    </style:style>
    <style:style style:name="P40" style:family="paragraph" style:parent-style-name="Standard">
      <style:paragraph-properties fo:text-align="justify" style:justify-single-word="false"/>
      <style:text-properties style:use-window-font-color="true" loext:opacity="0%" style:font-name="Lucida Console" fo:font-size="9pt" style:font-size-asian="9pt"/>
    </style:style>
    <style:style style:name="P41" style:family="paragraph" style:parent-style-name="Standard">
      <loext:graphic-properties draw:fill="solid" draw:fill-color="#000000" draw:opacity="100%"/>
      <style:paragraph-properties fo:text-align="justify" style:justify-single-word="false" fo:background-color="#000000"/>
      <style:text-properties fo:color="#ffffff" loext:opacity="100%" style:font-name="Lucida Console" fo:font-size="9pt" officeooo:rsid="0011bf73" officeooo:paragraph-rsid="0011bf73" style:font-size-asian="9pt"/>
    </style:style>
    <style:style style:name="P42" style:family="paragraph" style:parent-style-name="Standard">
      <style:paragraph-properties fo:margin-top="0cm" fo:margin-bottom="0cm" style:contextual-spacing="false" fo:line-height="100%" fo:text-align="justify" style:justify-single-word="false"/>
      <style:text-properties officeooo:rsid="000fecfb" officeooo:paragraph-rsid="000fecfb"/>
    </style:style>
    <style:style style:name="P43" style:family="paragraph" style:parent-style-name="Standard">
      <style:paragraph-properties fo:margin-top="0cm" fo:margin-bottom="0cm" style:contextual-spacing="false" fo:line-height="100%" fo:text-align="justify" style:justify-single-word="false"/>
      <style:text-properties officeooo:rsid="0011bf73" officeooo:paragraph-rsid="0011bf73"/>
    </style:style>
    <style:style style:name="P44" style:family="paragraph" style:parent-style-name="Standard">
      <style:paragraph-properties fo:margin-top="0cm" fo:margin-bottom="0cm" style:contextual-spacing="false" fo:line-height="100%" fo:text-align="justify" style:justify-single-word="false"/>
      <style:text-properties officeooo:rsid="0067d657" officeooo:paragraph-rsid="0067d657"/>
    </style:style>
    <style:style style:name="P45"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11bf73" officeooo:paragraph-rsid="0011bf73"/>
    </style:style>
    <style:style style:name="P46" style:family="paragraph" style:parent-style-name="Standard"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officeooo:rsid="0011bf73" officeooo:paragraph-rsid="0011bf73"/>
    </style:style>
    <style:style style:name="P47"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rsid="0011bf73" officeooo:paragraph-rsid="0011bf73"/>
    </style:style>
    <style:style style:name="P48"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rsid="0012d5e4" officeooo:paragraph-rsid="0012d5e4"/>
    </style:style>
    <style:style style:name="P49" style:family="paragraph" style:parent-style-name="Standard">
      <style:paragraph-properties fo:margin-top="0cm" fo:margin-bottom="0cm" style:contextual-spacing="false" fo:line-height="100%" fo:text-align="justify" style:justify-single-word="false"/>
      <style:text-properties fo:font-weight="bold" officeooo:rsid="001b51db" officeooo:paragraph-rsid="001b51db" style:font-weight-asian="bold" style:font-weight-complex="bold"/>
    </style:style>
    <style:style style:name="P50" style:family="paragraph" style:parent-style-name="Standard">
      <style:paragraph-properties fo:margin-top="0cm" fo:margin-bottom="0cm" style:contextual-spacing="false" fo:line-height="100%" fo:text-align="justify" style:justify-single-word="false"/>
      <style:text-properties officeooo:rsid="000fecfb" officeooo:paragraph-rsid="001b12b1"/>
    </style:style>
    <style:style style:name="P51"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1b12b1" officeooo:paragraph-rsid="001b12b1"/>
    </style:style>
    <style:style style:name="P52" style:family="paragraph" style:parent-style-name="Standard">
      <style:paragraph-properties fo:margin-top="0cm" fo:margin-bottom="0cm" style:contextual-spacing="false" fo:line-height="100%" fo:text-align="justify" style:justify-single-word="false"/>
      <style:text-properties officeooo:rsid="001b12b1" officeooo:paragraph-rsid="001b12b1"/>
    </style:style>
    <style:style style:name="P53"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143aa9" officeooo:paragraph-rsid="00143aa9"/>
    </style:style>
    <style:style style:name="P54" style:family="paragraph" style:parent-style-name="Standard"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officeooo:rsid="00143aa9" officeooo:paragraph-rsid="00143aa9"/>
    </style:style>
    <style:style style:name="P55"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rsid="00143aa9" officeooo:paragraph-rsid="00143aa9"/>
    </style:style>
    <style:style style:name="P56"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rsid="000fecfb" officeooo:paragraph-rsid="000fecfb"/>
    </style:style>
    <style:style style:name="P57"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rsid="0015c0f8" officeooo:paragraph-rsid="0015c0f8"/>
    </style:style>
    <style:style style:name="P58" style:family="paragraph" style:parent-style-name="Standard">
      <style:paragraph-properties fo:margin-top="0cm" fo:margin-bottom="0cm" style:contextual-spacing="false" fo:line-height="100%" fo:text-align="justify" style:justify-single-word="false"/>
      <style:text-properties officeooo:rsid="0015c0f8" officeooo:paragraph-rsid="0015c0f8"/>
    </style:style>
    <style:style style:name="P59" style:family="paragraph" style:parent-style-name="Standard">
      <style:paragraph-properties fo:margin-top="0cm" fo:margin-bottom="0cm" style:contextual-spacing="false" fo:line-height="100%" fo:text-align="justify" style:justify-single-word="false"/>
      <style:text-properties officeooo:rsid="0017affe" officeooo:paragraph-rsid="0017affe"/>
    </style:style>
    <style:style style:name="P60"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17affe" officeooo:paragraph-rsid="0017affe"/>
    </style:style>
    <style:style style:name="P61" style:family="paragraph" style:parent-style-name="Standard">
      <style:paragraph-properties fo:margin-top="0cm" fo:margin-bottom="0cm" style:contextual-spacing="false" fo:line-height="100%" fo:text-align="justify" style:justify-single-word="false"/>
      <style:text-properties officeooo:rsid="001bee56" officeooo:paragraph-rsid="001bee56"/>
    </style:style>
    <style:style style:name="P62" style:family="paragraph" style:parent-style-name="Standard">
      <style:paragraph-properties fo:margin-top="0cm" fo:margin-bottom="0cm" style:contextual-spacing="false" fo:line-height="100%" fo:text-align="justify" style:justify-single-word="false"/>
      <style:text-properties officeooo:rsid="00199be4" officeooo:paragraph-rsid="00199be4"/>
    </style:style>
    <style:style style:name="P63" style:family="paragraph" style:parent-style-name="Standard">
      <style:paragraph-properties fo:margin-top="0cm" fo:margin-bottom="0cm" style:contextual-spacing="false" fo:line-height="100%" fo:text-align="justify" style:justify-single-word="false"/>
      <style:text-properties officeooo:rsid="001aea08" officeooo:paragraph-rsid="001aea08"/>
    </style:style>
    <style:style style:name="P64" style:family="paragraph" style:parent-style-name="Standard">
      <style:paragraph-properties fo:margin-top="0cm" fo:margin-bottom="0cm" style:contextual-spacing="false" fo:line-height="100%" fo:text-align="justify" style:justify-single-word="false"/>
      <style:text-properties officeooo:rsid="001afd94" officeooo:paragraph-rsid="001afd94"/>
    </style:style>
    <style:style style:name="P65" style:family="paragraph" style:parent-style-name="Standard">
      <style:paragraph-properties fo:margin-top="0cm" fo:margin-bottom="0cm" style:contextual-spacing="false" fo:line-height="100%" fo:text-align="justify" style:justify-single-word="false"/>
      <style:text-properties fo:font-weight="bold" officeooo:rsid="001bee56" officeooo:paragraph-rsid="001bee56" style:font-weight-asian="bold" style:font-weight-complex="bold"/>
    </style:style>
    <style:style style:name="P66" style:family="paragraph" style:parent-style-name="Standard"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officeooo:rsid="001bee56" officeooo:paragraph-rsid="001bee56"/>
    </style:style>
    <style:style style:name="P67"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rsid="001bee56" officeooo:paragraph-rsid="001bee56"/>
    </style:style>
    <style:style style:name="P68"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font-style="normal" officeooo:rsid="001bee56" officeooo:paragraph-rsid="001bee56" style:font-style-asian="normal" style:font-style-complex="normal"/>
    </style:style>
    <style:style style:name="P69"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font-style="normal" officeooo:rsid="001c2263" officeooo:paragraph-rsid="001c2263" style:font-style-asian="normal" style:font-style-complex="normal"/>
    </style:style>
    <style:style style:name="P70" style:family="paragraph" style:parent-style-name="Standard">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font-style="normal" officeooo:rsid="001dde83" officeooo:paragraph-rsid="001dde83" style:font-style-asian="normal" style:font-style-complex="normal"/>
    </style:style>
    <style:style style:name="P71" style:family="paragraph" style:parent-style-name="Standard">
      <style:paragraph-properties fo:margin-top="0cm" fo:margin-bottom="0cm" style:contextual-spacing="false" fo:line-height="100%" fo:text-align="justify" style:justify-single-word="false"/>
      <style:text-properties officeooo:rsid="0015c0f8" officeooo:paragraph-rsid="001f1547"/>
    </style:style>
    <style:style style:name="P72"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1f1547" officeooo:paragraph-rsid="001f1547"/>
    </style:style>
    <style:style style:name="P73"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17affe" officeooo:paragraph-rsid="001f1547"/>
    </style:style>
    <style:style style:name="P74"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12f93" officeooo:paragraph-rsid="00212f93"/>
    </style:style>
    <style:style style:name="P75" style:family="paragraph" style:parent-style-name="Standard">
      <style:paragraph-properties fo:margin-top="0cm" fo:margin-bottom="0cm" style:contextual-spacing="false" fo:line-height="100%" fo:text-align="justify" style:justify-single-word="false"/>
      <style:text-properties officeooo:rsid="0017affe" officeooo:paragraph-rsid="00212f93"/>
    </style:style>
    <style:style style:name="P76"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212f93" officeooo:paragraph-rsid="00212f93"/>
    </style:style>
    <style:style style:name="P77"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212f93" officeooo:paragraph-rsid="0022be71"/>
    </style:style>
    <style:style style:name="P78" style:family="paragraph" style:parent-style-name="Standard">
      <style:paragraph-properties fo:margin-top="0cm" fo:margin-bottom="0cm" style:contextual-spacing="false" fo:line-height="100%" fo:text-align="justify" style:justify-single-word="false"/>
      <style:text-properties officeooo:rsid="0017affe" officeooo:paragraph-rsid="001f1547"/>
    </style:style>
    <style:style style:name="P79" style:family="paragraph" style:parent-style-name="Standard">
      <style:paragraph-properties fo:margin-top="0cm" fo:margin-bottom="0cm" style:contextual-spacing="false" fo:line-height="100%" fo:text-align="justify" style:justify-single-word="false"/>
      <style:text-properties officeooo:rsid="0017affe" officeooo:paragraph-rsid="0024a3f0"/>
    </style:style>
    <style:style style:name="P80"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4a3f0" officeooo:paragraph-rsid="0024a3f0"/>
    </style:style>
    <style:style style:name="P81"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5566dc" officeooo:paragraph-rsid="005566dc"/>
    </style:style>
    <style:style style:name="P82" style:family="paragraph" style:parent-style-name="Standard">
      <style:paragraph-properties fo:margin-top="0cm" fo:margin-bottom="0cm" style:contextual-spacing="false" fo:line-height="100%" fo:text-align="justify" style:justify-single-word="false"/>
      <style:text-properties fo:font-weight="bold" officeooo:rsid="00251bb2" officeooo:paragraph-rsid="00251bb2" style:font-weight-asian="bold" style:font-weight-complex="bold"/>
    </style:style>
    <style:style style:name="P83"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fo:font-weight="bold" officeooo:rsid="00251bb2" officeooo:paragraph-rsid="005d820e" style:font-weight-asian="bold" style:font-weight-complex="bold"/>
    </style:style>
    <style:style style:name="P84" style:family="paragraph" style:parent-style-name="Standard">
      <style:paragraph-properties fo:margin-top="0cm" fo:margin-bottom="0cm" style:contextual-spacing="false" fo:line-height="100%" fo:text-align="justify" style:justify-single-word="false"/>
      <style:text-properties officeooo:rsid="00251bb2" officeooo:paragraph-rsid="005d820e"/>
    </style:style>
    <style:style style:name="P85"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251bb2" officeooo:paragraph-rsid="00251bb2"/>
    </style:style>
    <style:style style:name="P86" style:family="paragraph" style:parent-style-name="Standard">
      <style:paragraph-properties fo:margin-top="0cm" fo:margin-bottom="0cm" style:contextual-spacing="false" fo:line-height="100%" fo:text-align="justify" style:justify-single-word="false"/>
      <style:text-properties officeooo:rsid="002610bf" officeooo:paragraph-rsid="002610bf"/>
    </style:style>
    <style:style style:name="P87"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17affe" officeooo:paragraph-rsid="0026b185"/>
    </style:style>
    <style:style style:name="P88" style:family="paragraph" style:parent-style-name="Standard">
      <loext:graphic-properties draw:fill="solid" draw:fill-color="#dddddd" draw:opacity="100%"/>
      <style:paragraph-properties fo:margin-top="0cm" fo:margin-bottom="0cm" style:contextual-spacing="false" fo:line-height="100%" fo:text-align="justify" style:justify-single-word="false" fo:background-color="#dddddd"/>
      <style:text-properties officeooo:rsid="0017affe" officeooo:paragraph-rsid="0024a3f0"/>
    </style:style>
    <style:style style:name="P89" style:family="paragraph" style:parent-style-name="Standard">
      <style:paragraph-properties fo:margin-top="0cm" fo:margin-bottom="0cm" style:contextual-spacing="false" fo:line-height="100%" fo:text-align="justify" style:justify-single-word="false"/>
      <style:text-properties officeooo:rsid="005d820e" officeooo:paragraph-rsid="005d820e"/>
    </style:style>
    <style:style style:name="P90"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4a3f0" officeooo:paragraph-rsid="0027926c"/>
    </style:style>
    <style:style style:name="P91" style:family="paragraph" style:parent-style-name="Standard">
      <style:paragraph-properties fo:margin-top="0cm" fo:margin-bottom="0cm" style:contextual-spacing="false" fo:line-height="100%" fo:text-align="justify" style:justify-single-word="false"/>
      <style:text-properties officeooo:rsid="0017affe" officeooo:paragraph-rsid="0027926c"/>
    </style:style>
    <style:style style:name="P92" style:family="paragraph" style:parent-style-name="Text_20_body">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7926c" officeooo:paragraph-rsid="0027926c"/>
    </style:style>
    <style:style style:name="P93" style:family="paragraph" style:parent-style-name="Text_20_body">
      <loext:graphic-properties draw:fill="none" draw:fill-color="#ffffff" draw:opacity="100%"/>
      <style:paragraph-properties fo:margin-top="0cm" fo:margin-bottom="0cm" style:contextual-spacing="false" fo:line-height="100%" fo:text-align="justify" style:justify-single-word="false" fo:background-color="transparent"/>
      <style:text-properties fo:color="#000000" loext:opacity="100%" officeooo:rsid="0027926c" officeooo:paragraph-rsid="0027926c"/>
    </style:style>
    <style:style style:name="P94" style:family="paragraph" style:parent-style-name="Text_20_body">
      <loext:graphic-properties draw:fill="none" draw:fill-color="#ffffff" draw:opacity="100%"/>
      <style:paragraph-properties fo:margin-top="0cm" fo:margin-bottom="0cm" style:contextual-spacing="false" fo:line-height="100%" fo:text-align="justify" style:justify-single-word="false" fo:background-color="transparent"/>
      <style:text-properties fo:color="#000000" loext:opacity="100%" officeooo:rsid="0032ebfb" officeooo:paragraph-rsid="0032ebfb"/>
    </style:style>
    <style:style style:name="P95" style:family="paragraph" style:parent-style-name="Text_20_body">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89feb" officeooo:paragraph-rsid="00289feb"/>
    </style:style>
    <style:style style:name="P96" style:family="paragraph" style:parent-style-name="Text_20_body" style:master-page-name="">
      <loext:graphic-properties draw:fill="solid" draw:fill-color="#eeeeee" draw:opacity="100%"/>
      <style:paragraph-properties fo:margin-left="1cm" fo:margin-right="1cm" fo:margin-top="0cm" fo:margin-bottom="0cm" style:contextual-spacing="false" fo:line-height="100%" fo:text-align="justify" style:justify-single-word="false" fo:text-indent="0cm" style:auto-text-indent="false" style:page-number="auto" fo:background-color="#eeeeee"/>
      <style:text-properties fo:color="#000000" loext:opacity="100%" fo:font-size="10pt" officeooo:rsid="0027926c" officeooo:paragraph-rsid="0027926c" style:font-size-asian="10pt" style:font-size-complex="10pt"/>
    </style:style>
    <style:style style:name="P97" style:family="paragraph" style:parent-style-name="Text_20_body">
      <loext:graphic-properties draw:fill="solid" draw:fill-color="#eeeeee" draw:opacity="100%"/>
      <style:paragraph-properties fo:margin-left="1cm" fo:margin-right="1cm" fo:margin-top="0cm" fo:margin-bottom="0cm" style:contextual-spacing="false" fo:line-height="100%" fo:text-align="justify" style:justify-single-word="false" fo:text-indent="0cm" style:auto-text-indent="false" fo:background-color="#eeeeee"/>
      <style:text-properties fo:color="#000000" loext:opacity="100%" fo:font-size="10pt" officeooo:rsid="0027926c" officeooo:paragraph-rsid="0027926c" style:font-size-asian="10pt" style:font-size-complex="10pt"/>
    </style:style>
    <style:style style:name="P98" style:family="paragraph" style:parent-style-name="Text_20_body" style:master-page-name="">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style:page-number="auto" fo:background-color="transparent"/>
      <style:text-properties fo:color="#000000" loext:opacity="100%" fo:font-size="12pt" officeooo:rsid="002b1c47" officeooo:paragraph-rsid="002b1c47" style:font-size-asian="12pt" style:font-size-complex="12pt"/>
    </style:style>
    <style:style style:name="P99"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0pt" officeooo:rsid="0027926c" officeooo:paragraph-rsid="002a69c3" style:font-size-asian="10pt" style:font-size-complex="10pt"/>
    </style:style>
    <style:style style:name="P100" style:family="paragraph" style:parent-style-name="Text_20_body">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2bf796" officeooo:paragraph-rsid="002bf796"/>
    </style:style>
    <style:style style:name="P101" style:family="paragraph" style:parent-style-name="Text_20_body" style:master-page-name="">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style:page-number="auto" fo:background-color="transparent"/>
      <style:text-properties fo:color="#000000" loext:opacity="100%" fo:font-size="12pt" officeooo:rsid="0027926c" officeooo:paragraph-rsid="002bf796" style:font-size-asian="12pt" style:font-size-complex="12pt"/>
    </style:style>
    <style:style style:name="P102"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0pt" fo:font-weight="bold" officeooo:rsid="0027926c" officeooo:paragraph-rsid="002cda80" style:font-size-asian="10pt" style:font-weight-asian="bold" style:font-size-complex="10pt" style:font-weight-complex="bold"/>
    </style:style>
    <style:style style:name="P103"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0pt" officeooo:rsid="0027926c" officeooo:paragraph-rsid="002cda80" style:font-size-asian="10pt" style:font-size-complex="10pt"/>
    </style:style>
    <style:style style:name="P104" style:family="paragraph" style:parent-style-name="Text_20_body" style:master-page-name="">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style:page-number="auto" fo:background-color="transparent"/>
      <style:text-properties fo:color="#000000" loext:opacity="100%" fo:font-size="10pt" officeooo:rsid="0027926c" officeooo:paragraph-rsid="002cda80" style:font-size-asian="10pt" style:font-size-complex="10pt"/>
    </style:style>
    <style:style style:name="P105"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0pt" officeooo:rsid="0027926c" officeooo:paragraph-rsid="002a69c3" style:font-size-asian="10pt" style:font-size-complex="10pt"/>
    </style:style>
    <style:style style:name="P106" style:family="paragraph" style:parent-style-name="Text_20_body">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fo:font-size="12pt" officeooo:rsid="0027926c" officeooo:paragraph-rsid="002bf796" style:font-size-asian="12pt" style:font-size-complex="12pt"/>
    </style:style>
    <style:style style:name="P107"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2cda80" style:font-size-asian="12pt" style:font-size-complex="12pt"/>
    </style:style>
    <style:style style:name="P108"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fo:font-weight="bold" officeooo:rsid="0027926c" officeooo:paragraph-rsid="002ecbcb" style:font-size-asian="12pt" style:font-weight-asian="bold" style:font-size-complex="12pt" style:font-weight-complex="bold"/>
    </style:style>
    <style:style style:name="P109"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2ecbcb" style:font-size-asian="12pt" style:font-size-complex="12pt"/>
    </style:style>
    <style:style style:name="P110"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2f4d82" style:font-size-asian="12pt" style:font-size-complex="12pt"/>
    </style:style>
    <style:style style:name="P111"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officeooo:paragraph-rsid="002f4d82"/>
    </style:style>
    <style:style style:name="P112"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2a69c3" style:font-size-asian="12pt" style:font-size-complex="12pt"/>
    </style:style>
    <style:style style:name="P113" style:family="paragraph" style:parent-style-name="Text_20_body">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fo:font-size="12pt" officeooo:rsid="002f966d" officeooo:paragraph-rsid="002f966d" style:font-size-asian="12pt" style:font-size-complex="12pt"/>
    </style:style>
    <style:style style:name="P114"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officeooo:paragraph-rsid="002f966d"/>
    </style:style>
    <style:style style:name="P115"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font-variant="normal" fo:text-transform="none" fo:color="#000000" loext:opacity="100%" style:font-name="Liberation Serif" fo:font-size="12pt" fo:letter-spacing="normal" fo:font-style="normal" fo:font-weight="normal" officeooo:rsid="00609d39" officeooo:paragraph-rsid="00609d39" style:font-size-asian="12pt" style:font-size-complex="12pt"/>
    </style:style>
    <style:style style:name="P116"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fo:font-size="12pt" officeooo:rsid="00399be9" officeooo:paragraph-rsid="00609d39" style:font-size-asian="12pt" style:font-size-complex="12pt"/>
    </style:style>
    <style:style style:name="P117"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fo:font-size="12pt" officeooo:rsid="003a7729" officeooo:paragraph-rsid="00609d39" style:font-size-asian="12pt" style:font-size-complex="12pt"/>
    </style:style>
    <style:style style:name="P118" style:family="paragraph" style:parent-style-name="Text_20_body" style:master-page-name="">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style:page-number="auto" fo:background-color="transparent"/>
      <style:text-properties fo:color="#000000" loext:opacity="100%" style:font-name="Liberation Sans" fo:font-size="12pt" officeooo:rsid="00399be9" officeooo:paragraph-rsid="00609d39" style:font-size-asian="12pt" style:font-size-complex="12pt"/>
    </style:style>
    <style:style style:name="P119" style:family="paragraph" style:parent-style-name="Text_20_body" style:master-page-name="">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style:page-number="auto" fo:background-color="transparent"/>
      <style:text-properties fo:color="#000000" loext:opacity="100%" fo:font-size="12pt" officeooo:rsid="00399be9" officeooo:paragraph-rsid="00609d39" style:font-size-asian="12pt" style:font-size-complex="12pt"/>
    </style:style>
    <style:style style:name="P120" style:family="paragraph" style:parent-style-name="Preformatted_20_Text">
      <style:paragraph-properties fo:margin-left="0cm" fo:margin-right="0cm" fo:margin-top="0cm" fo:margin-bottom="0cm" style:contextual-spacing="false" fo:line-height="100%" fo:text-indent="0cm" style:auto-text-indent="false" style:writing-mode="lr-tb"/>
    </style:style>
    <style:style style:name="P121" style:family="paragraph" style:parent-style-name="Text_20_body">
      <style:paragraph-properties fo:margin-left="0cm" fo:margin-right="0cm" fo:margin-top="0cm" fo:margin-bottom="0cm" style:contextual-spacing="false" fo:line-height="100%" fo:text-indent="0cm" style:auto-text-indent="false" style:writing-mode="lr-tb"/>
    </style:style>
    <style:style style:name="P122" style:family="paragraph" style:parent-style-name="Preformatted_20_Text" style:master-page-name="">
      <loext:graphic-properties draw:fill="solid" draw:fill-color="#dddddd" draw:opacity="100%"/>
      <style:paragraph-properties fo:margin-left="1cm" fo:margin-right="1cm" fo:margin-top="0cm" fo:margin-bottom="0cm" style:contextual-spacing="false" fo:line-height="100%" fo:text-indent="0cm" style:auto-text-indent="false" style:page-number="auto" fo:background-color="#dddddd" style:writing-mode="lr-tb"/>
    </style:style>
    <style:style style:name="P123" style:family="paragraph" style:parent-style-name="Preformatted_20_Text">
      <loext:graphic-properties draw:fill="solid" draw:fill-color="#dddddd" draw:opacity="100%"/>
      <style:paragraph-properties fo:margin-left="1cm" fo:margin-right="1cm" fo:margin-top="0cm" fo:margin-bottom="0cm" style:contextual-spacing="false" fo:line-height="100%" fo:text-indent="0cm" style:auto-text-indent="false" fo:background-color="#dddddd" style:writing-mode="lr-tb"/>
    </style:style>
    <style:style style:name="P124" style:family="paragraph" style:parent-style-name="Preformatted_20_Text">
      <loext:graphic-properties draw:fill="solid" draw:fill-color="#dddddd" draw:opacity="100%"/>
      <style:paragraph-properties fo:margin-left="1cm" fo:margin-right="1cm" fo:margin-top="0cm" fo:margin-bottom="0cm" style:contextual-spacing="false" fo:line-height="100%" fo:text-indent="0cm" style:auto-text-indent="false" fo:background-color="#dddddd" style:writing-mode="lr-tb"/>
      <style:text-properties style:font-name="Liberation Sans" fo:font-size="12pt" style:font-size-asian="12pt" style:font-size-complex="12pt"/>
    </style:style>
    <style:style style:name="P125" style:family="paragraph" style:parent-style-name="Text_20_body" style:list-style-name="L4">
      <loext:graphic-properties draw:fill="none" draw:fill-color="#ffffff" draw:opacity="100%"/>
      <style:paragraph-properties fo:margin-left="0cm" fo:margin-right="0cm" fo:margin-top="0cm" fo:margin-bottom="0cm" style:contextual-spacing="false" fo:line-height="100%" fo:text-indent="0cm" style:auto-text-indent="false" fo:background-color="transparent" style:writing-mode="lr-tb"/>
    </style:style>
    <style:style style:name="P126" style:family="paragraph" style:parent-style-name="Text_20_body" style:list-style-name="L4" style:master-page-name="">
      <loext:graphic-properties draw:fill="none" draw:fill-color="#ffffff" draw:opacity="100%"/>
      <style:paragraph-properties fo:margin-left="0cm" fo:margin-right="0cm" fo:margin-top="0cm" fo:margin-bottom="0cm" style:contextual-spacing="false" fo:line-height="100%" fo:text-indent="0cm" style:auto-text-indent="false" style:page-number="auto" fo:background-color="transparent"/>
    </style:style>
    <style:style style:name="P127" style:family="paragraph" style:parent-style-name="Preformatted_20_Text">
      <style:paragraph-properties fo:margin-left="0cm" fo:margin-right="0cm" fo:margin-top="0cm" fo:margin-bottom="0cm" style:contextual-spacing="false" fo:line-height="100%" fo:text-indent="0cm" style:auto-text-indent="false" style:writing-mode="lr-tb"/>
      <style:text-properties officeooo:paragraph-rsid="00614b2f"/>
    </style:style>
    <style:style style:name="P128"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font-variant="normal" fo:text-transform="none" fo:color="#000000" loext:opacity="100%" style:font-name="Liberation Sans" fo:font-size="12pt" fo:letter-spacing="normal" fo:font-style="normal" fo:font-weight="normal" officeooo:rsid="0027926c" officeooo:paragraph-rsid="00609d39" style:font-size-asian="12pt" style:font-size-complex="12pt"/>
    </style:style>
    <style:style style:name="P129" style:family="paragraph" style:parent-style-name="Text_20_body">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fo:font-size="12pt" officeooo:rsid="0027926c" officeooo:paragraph-rsid="002f966d" style:font-size-asian="12pt" style:font-size-complex="12pt"/>
    </style:style>
    <style:style style:name="P130"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2f966d" style:font-size-asian="12pt" style:font-size-complex="12pt"/>
    </style:style>
    <style:style style:name="P131" style:family="paragraph" style:parent-style-name="Text_20_body">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fo:font-size="12pt" officeooo:rsid="0027926c" officeooo:paragraph-rsid="0033d3f9" style:font-size-asian="12pt" style:font-size-complex="12pt"/>
    </style:style>
    <style:style style:name="P132"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3d3f9" style:font-size-asian="12pt" style:font-size-complex="12pt"/>
    </style:style>
    <style:style style:name="P133" style:family="paragraph" style:parent-style-name="Text_20_body" style:master-page-name="">
      <loext:graphic-properties draw:fill="solid" draw:fill-color="#dddddd" draw:opacity="100%"/>
      <style:paragraph-properties fo:margin-left="2cm" fo:margin-right="1cm" fo:margin-top="0cm" fo:margin-bottom="0cm" style:contextual-spacing="false" fo:line-height="100%" fo:text-align="justify" style:justify-single-word="false" fo:text-indent="0cm" style:auto-text-indent="false" style:page-number="auto" fo:background-color="#dddddd"/>
      <style:text-properties fo:color="#000000" loext:opacity="100%" fo:font-size="12pt" officeooo:rsid="0027926c" officeooo:paragraph-rsid="002f966d" style:font-size-asian="12pt" style:font-size-complex="12pt"/>
    </style:style>
    <style:style style:name="P134" style:family="paragraph" style:parent-style-name="Text_20_body">
      <loext:graphic-properties draw:fill="solid" draw:fill-color="#dddddd" draw:opacity="100%"/>
      <style:paragraph-properties fo:margin-left="2cm" fo:margin-right="1cm" fo:margin-top="0cm" fo:margin-bottom="0cm" style:contextual-spacing="false" fo:line-height="100%" fo:text-align="justify" style:justify-single-word="false" fo:text-indent="0cm" style:auto-text-indent="false" fo:background-color="#dddddd"/>
      <style:text-properties fo:color="#000000" loext:opacity="100%" fo:font-size="12pt" officeooo:rsid="0027926c" officeooo:paragraph-rsid="002f966d" style:font-size-asian="12pt" style:font-size-complex="12pt"/>
    </style:style>
    <style:style style:name="P135"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2f966d" style:font-size-asian="12pt" style:font-size-complex="12pt"/>
    </style:style>
    <style:style style:name="P136" style:family="paragraph" style:parent-style-name="Text_20_body" style:master-page-name="">
      <loext:graphic-properties draw:fill="solid" draw:fill-color="#000000" draw:opacity="100%"/>
      <style:paragraph-properties fo:margin-left="0cm" fo:margin-right="1cm" fo:margin-top="0cm" fo:margin-bottom="0cm" style:contextual-spacing="false" fo:line-height="100%" fo:text-align="justify" style:justify-single-word="false" fo:text-indent="0cm" style:auto-text-indent="false" style:page-number="auto" fo:background-color="#000000" fo:keep-with-next="always"/>
      <style:text-properties fo:color="#ffffff" loext:opacity="100%" fo:font-size="12pt" officeooo:rsid="0027926c" officeooo:paragraph-rsid="0034688f" style:font-size-asian="12pt" style:font-size-complex="12pt"/>
    </style:style>
    <style:style style:name="P137"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4688f" style:font-size-asian="12pt" style:font-size-complex="12pt"/>
    </style:style>
    <style:style style:name="P138"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fo:font-weight="bold" officeooo:rsid="0027926c" officeooo:paragraph-rsid="0034688f" style:font-size-asian="12pt" style:font-weight-asian="bold" style:font-size-complex="12pt" style:font-weight-complex="bold"/>
    </style:style>
    <style:style style:name="P139" style:family="paragraph" style:parent-style-name="Text_20_body" style:master-page-name="">
      <loext:graphic-properties draw:fill="none" draw:fill-color="#ffffff" draw:opacity="100%"/>
      <style:paragraph-properties fo:margin-left="1cm" fo:margin-right="1.9cm" fo:margin-top="0cm" fo:margin-bottom="0cm" style:contextual-spacing="false" fo:line-height="100%" fo:text-align="justify" style:justify-single-word="false" fo:text-indent="0cm" style:auto-text-indent="false" style:page-number="auto" fo:background-color="transparent"/>
      <style:text-properties fo:color="#000000" loext:opacity="100%" fo:font-size="12pt" fo:font-weight="bold" officeooo:rsid="0027926c" officeooo:paragraph-rsid="0034688f" style:font-size-asian="12pt" style:font-weight-asian="bold" style:font-size-complex="12pt" style:font-weight-complex="bold"/>
    </style:style>
    <style:style style:name="P140" style:family="paragraph" style:parent-style-name="Text_20_body">
      <loext:graphic-properties draw:fill="none" draw:fill-color="#ffffff" draw:opacity="100%"/>
      <style:paragraph-properties fo:margin-left="1cm" fo:margin-right="1.9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4688f" style:font-size-asian="12pt" style:font-size-complex="12pt"/>
    </style:style>
    <style:style style:name="P141" style:family="paragraph" style:parent-style-name="Text_20_body">
      <loext:graphic-properties draw:fill="solid" draw:fill-color="#000000" draw:opacity="100%"/>
      <style:paragraph-properties fo:margin-left="0cm" fo:margin-right="1cm" fo:margin-top="0cm" fo:margin-bottom="0cm" style:contextual-spacing="false" fo:line-height="100%" fo:text-align="justify" style:justify-single-word="false" fo:text-indent="0cm" style:auto-text-indent="false" fo:background-color="#000000"/>
      <style:text-properties fo:color="#ffffff" loext:opacity="100%" fo:font-size="12pt" officeooo:rsid="003652bc" officeooo:paragraph-rsid="003652bc" style:font-size-asian="12pt" style:font-size-complex="12pt"/>
    </style:style>
    <style:style style:name="P142"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7eac1" style:font-size-asian="12pt" style:font-size-complex="12pt"/>
    </style:style>
    <style:style style:name="P143" style:family="paragraph" style:parent-style-name="Heading_20_3">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fo:font-weight="bold" officeooo:rsid="0027926c" officeooo:paragraph-rsid="0037eac1" style:font-size-asian="12pt" style:font-weight-asian="bold" style:font-size-complex="12pt" style:font-weight-complex="bold"/>
    </style:style>
    <style:style style:name="P144" style:family="paragraph" style:parent-style-name="Text_20_body" style:list-style-name="L5">
      <style:paragraph-properties fo:margin-left="0cm" fo:margin-right="0cm" fo:margin-top="0cm" fo:margin-bottom="0cm" style:contextual-spacing="false" fo:line-height="100%" fo:text-indent="0cm" style:auto-text-indent="false"/>
    </style:style>
    <style:style style:name="P145" style:family="paragraph" style:parent-style-name="Heading_20_3">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7eac1" style:font-size-asian="12pt" style:font-size-complex="12pt"/>
    </style:style>
    <style:style style:name="P146" style:family="paragraph" style:parent-style-name="Heading_20_3" style:list-style-name="L6">
      <loext:graphic-properties draw:fill="none" draw:fill-color="#ffffff" draw:opacity="100%"/>
      <style:paragraph-properties fo:margin-top="0cm" fo:margin-bottom="0cm" style:contextual-spacing="false" fo:line-height="100%" fo:text-align="justify" style:justify-single-word="false" fo:background-color="transparent"/>
      <style:text-properties fo:color="#000000" loext:opacity="100%" fo:font-size="12pt" fo:font-weight="normal" officeooo:rsid="0027926c" officeooo:paragraph-rsid="0037eac1" style:font-size-asian="12pt" style:font-weight-asian="normal" style:font-size-complex="12pt" style:font-weight-complex="normal"/>
    </style:style>
    <style:style style:name="P147"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652bc" style:font-size-asian="12pt" style:font-size-complex="12pt"/>
    </style:style>
    <style:style style:name="P148"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officeooo:paragraph-rsid="003652bc"/>
    </style:style>
    <style:style style:name="P149" style:family="paragraph" style:parent-style-name="Heading_20_3">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27926c" officeooo:paragraph-rsid="003652bc" style:font-size-asian="12pt" style:font-size-complex="12pt"/>
    </style:style>
    <style:style style:name="P150" style:family="paragraph" style:parent-style-name="Text_20_body" style:list-style-name="L7">
      <style:paragraph-properties fo:margin-left="0cm" fo:margin-right="0cm" fo:margin-top="0cm" fo:margin-bottom="0cm" style:contextual-spacing="false" fo:line-height="100%" fo:text-indent="0cm" style:auto-text-indent="false"/>
    </style:style>
    <style:style style:name="P151" style:family="paragraph" style:parent-style-name="Text_20_body" style:list-style-name="L8">
      <style:paragraph-properties fo:margin-left="0cm" fo:margin-right="0cm" fo:margin-top="0cm" fo:margin-bottom="0cm" style:contextual-spacing="false" fo:line-height="100%" fo:text-indent="0cm" style:auto-text-indent="false"/>
    </style:style>
    <style:style style:name="P152" style:family="paragraph" style:parent-style-name="Standard">
      <loext:graphic-properties draw:fill="solid" draw:fill-color="#000000" draw:opacity="100%"/>
      <style:paragraph-properties fo:margin-left="0cm" fo:margin-right="1cm" fo:margin-top="0cm" fo:margin-bottom="0cm" style:contextual-spacing="false" fo:line-height="100%" fo:text-align="justify" style:justify-single-word="false" fo:text-indent="0cm" style:auto-text-indent="false" fo:background-color="#000000"/>
      <style:text-properties fo:color="#ffffff" loext:opacity="100%" fo:font-size="12pt" officeooo:rsid="003652bc" officeooo:paragraph-rsid="003652bc" style:font-size-asian="12pt" style:font-size-complex="12pt"/>
    </style:style>
    <style:style style:name="P153" style:family="paragraph" style:parent-style-name="Standard">
      <loext:graphic-properties draw:fill="solid" draw:fill-color="#000000" draw:opacity="100%"/>
      <style:paragraph-properties fo:margin-left="0cm" fo:margin-right="1cm" fo:margin-top="0cm" fo:margin-bottom="0cm" style:contextual-spacing="false" fo:line-height="100%" fo:text-align="justify" style:justify-single-word="false" fo:text-indent="0cm" style:auto-text-indent="false" fo:background-color="#000000"/>
      <style:text-properties fo:color="#ffffff" loext:opacity="100%" fo:font-size="12pt" officeooo:rsid="003c9c8f" officeooo:paragraph-rsid="003c9c8f" style:font-size-asian="12pt" style:font-size-complex="12pt"/>
    </style:style>
    <style:style style:name="P154"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3c9c8f" officeooo:paragraph-rsid="003c9c8f" style:font-size-asian="12pt" style:font-size-complex="12pt"/>
    </style:style>
    <style:style style:name="P155" style:family="paragraph" style:parent-style-name="Heading_20_4">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officeooo:paragraph-rsid="003c9c8f"/>
    </style:style>
    <style:style style:name="P156"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3c9c8f" officeooo:paragraph-rsid="003d749a" style:font-size-asian="12pt" style:font-size-complex="12pt"/>
    </style:style>
    <style:style style:name="P157" style:family="paragraph" style:parent-style-name="Standard">
      <loext:graphic-properties draw:fill="solid" draw:fill-color="#000000" draw:opacity="100%"/>
      <style:paragraph-properties fo:margin-left="0cm" fo:margin-right="1cm" fo:margin-top="0cm" fo:margin-bottom="0cm" style:contextual-spacing="false" fo:line-height="100%" fo:text-align="justify" style:justify-single-word="false" fo:text-indent="0cm" style:auto-text-indent="false" fo:background-color="#000000"/>
      <style:text-properties fo:color="#ffffff" loext:opacity="100%" fo:font-size="12pt" officeooo:rsid="003da621" officeooo:paragraph-rsid="003da621" style:font-size-asian="12pt" style:font-size-complex="12pt"/>
    </style:style>
    <style:style style:name="P158"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officeooo:paragraph-rsid="003da621"/>
    </style:style>
    <style:style style:name="P159" style:family="paragraph" style:parent-style-name="Heading_20_3">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3c9c8f" officeooo:paragraph-rsid="003da621" style:font-size-asian="12pt" style:font-size-complex="12pt"/>
    </style:style>
    <style:style style:name="P160" style:family="paragraph" style:parent-style-name="Text_20_body" style:list-style-name="L9">
      <style:paragraph-properties fo:margin-top="0cm" fo:margin-bottom="0cm" style:contextual-spacing="false" fo:line-height="100%"/>
    </style:style>
    <style:style style:name="P161" style:family="paragraph" style:parent-style-name="Text_20_body">
      <loext:graphic-properties draw:fill="none" draw:fill-color="#ffffff" draw:opacity="100%"/>
      <style:paragraph-properties fo:margin-left="0cm" fo:margin-right="1cm" fo:margin-top="0cm" fo:margin-bottom="0cm" style:contextual-spacing="false" fo:line-height="100%" fo:text-align="center" style:justify-single-word="false" fo:text-indent="0cm" style:auto-text-indent="false" fo:background-color="transparent"/>
      <style:text-properties fo:color="#000000" loext:opacity="100%" fo:font-size="11pt" officeooo:rsid="003f5dcf" officeooo:paragraph-rsid="003f5dcf" style:font-size-asian="11pt" style:font-size-complex="11pt"/>
    </style:style>
    <style:style style:name="P162"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1pt" officeooo:rsid="003f5dcf" officeooo:paragraph-rsid="003f5dcf" style:font-size-asian="11pt" style:font-size-complex="11pt"/>
    </style:style>
    <style:style style:name="P163"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1pt" officeooo:rsid="00411f16" officeooo:paragraph-rsid="00411f16" style:font-size-asian="11pt" style:font-size-complex="11pt"/>
    </style:style>
    <style:style style:name="P164"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3f5dcf" officeooo:paragraph-rsid="003f5dcf" style:font-size-asian="12pt" style:font-size-complex="12pt"/>
    </style:style>
    <style:style style:name="P165" style:family="paragraph" style:parent-style-name="Standard" style:master-page-name="">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style:page-number="auto" fo:background-color="#000000"/>
      <style:text-properties fo:color="#ffffff" loext:opacity="100%" fo:font-size="12pt" officeooo:rsid="004616ae" officeooo:paragraph-rsid="004616ae" style:font-size-asian="12pt" style:font-size-complex="12pt"/>
    </style:style>
    <style:style style:name="P166"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3f5dcf" officeooo:paragraph-rsid="004616ae" style:font-size-asian="12pt" style:font-size-complex="12pt"/>
    </style:style>
    <style:style style:name="P167"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fo:font-size="12pt" officeooo:rsid="004616ae" officeooo:paragraph-rsid="004616ae" style:font-size-asian="12pt" style:font-size-complex="12pt"/>
    </style:style>
    <style:style style:name="P168" style:family="paragraph" style:parent-style-name="Text_20_body">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color="#000000" loext:opacity="100%" fo:font-size="12pt" officeooo:rsid="00481219" officeooo:paragraph-rsid="00481219" style:font-size-asian="12pt" style:font-size-complex="12pt"/>
    </style:style>
    <style:style style:name="P169" style:family="paragraph" style:parent-style-name="Standard" style:master-page-name="">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style:page-number="auto" fo:background-color="#000000"/>
      <style:text-properties fo:color="#ffffff" loext:opacity="100%" fo:font-size="12pt" officeooo:rsid="004e6519" officeooo:paragraph-rsid="004f8fa1" style:font-size-asian="12pt" style:font-size-complex="12pt"/>
    </style:style>
    <style:style style:name="P170"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e6519" officeooo:paragraph-rsid="004f8fa1" style:font-size-asian="12pt" style:font-size-complex="12pt"/>
    </style:style>
    <style:style style:name="P171"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3f5dcf" officeooo:paragraph-rsid="004f8fa1" style:font-size-asian="12pt" style:font-size-complex="12pt"/>
    </style:style>
    <style:style style:name="P172"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3f5dcf" officeooo:paragraph-rsid="004e6519" style:font-size-asian="12pt" style:font-size-complex="12pt"/>
    </style:style>
    <style:style style:name="P173" style:family="paragraph" style:parent-style-name="Standard" style:master-page-name="">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style:page-number="auto" fo:background-color="#000000"/>
      <style:text-properties fo:color="#ffffff" loext:opacity="100%" fo:font-size="12pt" officeooo:rsid="004f8fa1" officeooo:paragraph-rsid="004f8fa1" style:font-size-asian="12pt" style:font-size-complex="12pt"/>
    </style:style>
    <style:style style:name="P174"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officeooo:paragraph-rsid="004f8fa1"/>
    </style:style>
    <style:style style:name="P175"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officeooo:paragraph-rsid="004f8fa1"/>
    </style:style>
    <style:style style:name="P176" style:family="paragraph" style:parent-style-name="Text_20_body">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officeooo:paragraph-rsid="004f8fa1"/>
    </style:style>
    <style:style style:name="P177" style:family="paragraph" style:parent-style-name="Standard">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style:font-name="Liberation Serif" fo:font-size="12pt" fo:font-weight="normal" officeooo:rsid="004e6519" officeooo:paragraph-rsid="005033db" style:font-size-asian="12pt" style:font-weight-asian="normal" style:font-size-complex="12pt" style:font-weight-complex="normal"/>
    </style:style>
    <style:style style:name="P178"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3f5dcf" officeooo:paragraph-rsid="005033db" style:font-size-asian="12pt" style:font-size-complex="12pt"/>
    </style:style>
    <style:style style:name="P179"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style:font-name="Liberation Serif" fo:font-size="12pt" officeooo:rsid="005033db" officeooo:paragraph-rsid="005033db" style:font-size-asian="12pt" style:font-size-complex="12pt"/>
    </style:style>
    <style:style style:name="P180"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style:font-name="Liberation Serif" fo:font-size="12pt" officeooo:rsid="003f5dcf" officeooo:paragraph-rsid="005033db" style:font-size-asian="12pt" style:font-size-complex="12pt"/>
    </style:style>
    <style:style style:name="P181" style:family="paragraph" style:parent-style-name="Text_20_body">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color="#000000" loext:opacity="100%" style:font-name="Liberation Serif" fo:font-size="12pt" officeooo:rsid="003f5dcf" officeooo:paragraph-rsid="005033db" style:font-size-asian="12pt" style:font-size-complex="12pt"/>
    </style:style>
    <style:style style:name="P182"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style:font-name="Liberation Serif" fo:font-size="12pt" officeooo:rsid="005033db" officeooo:paragraph-rsid="005033db" style:font-size-asian="12pt" style:font-size-complex="12pt"/>
    </style:style>
    <style:style style:name="P183" style:family="paragraph" style:parent-style-name="Text_20_body">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color="#000000" loext:opacity="100%" style:font-name="Liberation Serif" fo:font-size="12pt" officeooo:rsid="005033db" officeooo:paragraph-rsid="005033db" style:font-size-asian="12pt" style:font-size-complex="12pt"/>
    </style:style>
    <style:style style:name="P184"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style:font-name="Liberation Serif" fo:font-size="12pt" officeooo:rsid="005033db" officeooo:paragraph-rsid="0051c2ca" style:font-size-asian="12pt" style:font-size-complex="12pt"/>
    </style:style>
    <style:style style:name="P185" style:family="paragraph" style:parent-style-name="Standard">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style:font-name="Liberation Serif" fo:font-size="12pt" fo:font-weight="normal" officeooo:rsid="004e6519" officeooo:paragraph-rsid="0051c2ca" style:font-size-asian="12pt" style:font-weight-asian="normal" style:font-size-complex="12pt" style:font-weight-complex="normal"/>
    </style:style>
    <style:style style:name="P186"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officeooo:paragraph-rsid="0051c2ca"/>
    </style:style>
    <style:style style:name="P187" style:family="paragraph" style:parent-style-name="Text_20_body"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style:font-name="Liberation Serif" fo:font-size="12pt" officeooo:rsid="005033db" officeooo:paragraph-rsid="0051c2ca" style:font-size-asian="12pt" style:font-size-complex="12pt"/>
    </style:style>
    <style:style style:name="P188" style:family="paragraph" style:parent-style-name="Text_20_body">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fo:background-color="#dddddd"/>
      <style:text-properties fo:color="#000000" loext:opacity="100%" style:font-name="Liberation Serif" fo:font-size="12pt" officeooo:rsid="005033db" officeooo:paragraph-rsid="0051c2ca" style:font-size-asian="12pt" style:font-size-complex="12pt"/>
    </style:style>
    <style:style style:name="P189" style:family="paragraph" style:parent-style-name="Standard">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style:font-name="Liberation Serif" fo:font-size="12pt" fo:font-weight="normal" officeooo:rsid="004e6519" officeooo:paragraph-rsid="00549b3e" style:font-size-asian="12pt" style:font-weight-asian="normal" style:font-size-complex="12pt" style:font-weight-complex="normal"/>
    </style:style>
    <style:style style:name="P190"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style:font-name="Liberation Serif" fo:font-size="12pt" officeooo:rsid="005033db" officeooo:paragraph-rsid="00549b3e" style:font-size-asian="12pt" style:font-size-complex="12pt"/>
    </style:style>
    <style:style style:name="P191" style:family="paragraph" style:parent-style-name="Standard">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fo:background-color="#000000"/>
      <style:text-properties fo:color="#ffffff" loext:opacity="100%" style:font-name="Liberation Serif" fo:font-size="12pt" fo:font-weight="bold" officeooo:rsid="004e6519" officeooo:paragraph-rsid="00549b3e" style:font-size-asian="12pt" style:font-weight-asian="bold" style:font-size-complex="12pt" style:font-weight-complex="bold"/>
    </style:style>
    <style:style style:name="P192"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officeooo:paragraph-rsid="00549b3e"/>
    </style:style>
    <style:style style:name="P193" style:family="paragraph" style:parent-style-name="Text_20_body" style:list-style-name="L10"/>
    <style:style style:name="P194"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reak-before="page" fo:background-color="transparent"/>
      <style:text-properties fo:color="#000000" loext:opacity="100%" fo:font-size="12pt" officeooo:rsid="003f5dcf" officeooo:paragraph-rsid="004e6519" style:font-size-asian="12pt" style:font-size-complex="12pt"/>
    </style:style>
    <style:style style:name="P195" style:family="paragraph" style:parent-style-name="Standard" style:master-page-name="">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style:page-number="auto" fo:background-color="#000000"/>
      <style:text-properties fo:color="#ffffff" loext:opacity="100%" fo:font-size="12pt" officeooo:rsid="0042b585" officeooo:paragraph-rsid="0042b585" style:font-size-asian="12pt" style:font-size-complex="12pt"/>
    </style:style>
    <style:style style:name="P196"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2b585" officeooo:paragraph-rsid="0042b585" style:font-size-asian="12pt" style:font-size-complex="12pt"/>
    </style:style>
    <style:style style:name="P197"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2b585" officeooo:paragraph-rsid="0042c76e" style:font-size-asian="12pt" style:font-size-complex="12pt"/>
    </style:style>
    <style:style style:name="P198"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2fea6" officeooo:paragraph-rsid="0042fea6" style:font-size-asian="12pt" style:font-size-complex="12pt"/>
    </style:style>
    <style:style style:name="P199"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42b585" officeooo:paragraph-rsid="0042b585" style:font-size-asian="12pt" style:font-size-complex="12pt"/>
    </style:style>
    <style:style style:name="P200" style:family="paragraph" style:parent-style-name="Standard" style:master-page-name="">
      <loext:graphic-properties draw:fill="solid" draw:fill-color="#000000" draw:opacity="100%"/>
      <style:paragraph-properties fo:margin-left="0cm" fo:margin-right="0cm" fo:margin-top="0cm" fo:margin-bottom="0cm" style:contextual-spacing="false" fo:line-height="100%" fo:text-align="justify" style:justify-single-word="false" fo:text-indent="0cm" style:auto-text-indent="false" style:page-number="auto" fo:background-color="#000000"/>
      <style:text-properties fo:color="#ffffff" loext:opacity="100%" fo:font-size="12pt" officeooo:rsid="0042b585" officeooo:paragraph-rsid="00495d91" style:font-size-asian="12pt" style:font-size-complex="12pt"/>
    </style:style>
    <style:style style:name="P201"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2b585" officeooo:paragraph-rsid="004a7362" style:font-size-asian="12pt" style:font-size-complex="12pt"/>
    </style:style>
    <style:style style:name="P202"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2b585" officeooo:paragraph-rsid="00495d91" style:font-size-asian="12pt" style:font-size-complex="12pt"/>
    </style:style>
    <style:style style:name="P203" style:family="paragraph" style:parent-style-name="Text_20_body">
      <loext:graphic-properties draw:fill="none" draw:fill-color="#ffffff" draw:opacity="100%"/>
      <style:paragraph-properties fo:margin-left="0cm" fo:margin-right="0cm" fo:margin-top="0cm" fo:margin-bottom="0cm" style:contextual-spacing="false" fo:line-height="100%" fo:text-align="justify" style:justify-single-word="false" fo:text-indent="0cm" style:auto-text-indent="false" fo:background-color="transparent"/>
      <style:text-properties fo:color="#000000" loext:opacity="100%" fo:font-size="12pt" officeooo:rsid="0042fea6" officeooo:paragraph-rsid="00495d91" style:font-size-asian="12pt" style:font-size-complex="12pt"/>
    </style:style>
    <style:style style:name="P204" style:family="paragraph" style:parent-style-name="Text_20_body">
      <loext:graphic-properties draw:fill="none" draw:fill-color="#ffffff" draw:opacity="100%"/>
      <style:paragraph-properties fo:margin-left="0cm" fo:margin-right="1cm" fo:margin-top="0cm" fo:margin-bottom="0cm" style:contextual-spacing="false" fo:line-height="100%" fo:text-align="justify" style:justify-single-word="false" fo:text-indent="0cm" style:auto-text-indent="false" fo:background-color="transparent"/>
      <style:text-properties fo:color="#000000" loext:opacity="100%" fo:font-size="12pt" officeooo:rsid="0042b585" officeooo:paragraph-rsid="00495d91" style:font-size-asian="12pt" style:font-size-complex="12pt"/>
    </style:style>
    <style:style style:name="P205" style:family="paragraph" style:parent-style-name="Text_20_body">
      <loext:graphic-properties draw:fill="solid" draw:fill-color="#000000" draw:opacity="100%"/>
      <style:paragraph-properties fo:margin-top="0cm" fo:margin-bottom="0cm" style:contextual-spacing="false" fo:line-height="100%" fo:text-align="justify" style:justify-single-word="false" fo:break-before="page" fo:background-color="#000000"/>
      <style:text-properties fo:color="#ffffff" loext:opacity="100%" officeooo:rsid="000fa132" officeooo:paragraph-rsid="00143aa9"/>
    </style:style>
    <style:style style:name="P206" style:family="paragraph" style:parent-style-name="Standard">
      <style:paragraph-properties fo:margin-top="0cm" fo:margin-bottom="0cm" style:contextual-spacing="false" fo:line-height="100%" fo:text-align="justify" style:justify-single-word="false"/>
      <style:text-properties officeooo:rsid="0012d5e4" officeooo:paragraph-rsid="0064249b"/>
    </style:style>
    <style:style style:name="P207"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64249b" officeooo:paragraph-rsid="0064249b"/>
    </style:style>
    <style:style style:name="P208" style:family="paragraph" style:parent-style-name="Standard" style:master-page-name="">
      <loext:graphic-properties draw:fill="solid" draw:fill-color="#dddddd" draw:opacity="100%"/>
      <style:paragraph-properties fo:margin-left="1cm" fo:margin-right="1cm" fo:margin-top="0cm" fo:margin-bottom="0cm" style:contextual-spacing="false" fo:line-height="100%" fo:text-align="justify" style:justify-single-word="false" fo:text-indent="0cm" style:auto-text-indent="false" style:page-number="auto" fo:background-color="#dddddd"/>
      <style:text-properties fo:color="#000000" loext:opacity="100%" officeooo:rsid="0064249b" officeooo:paragraph-rsid="0064249b"/>
    </style:style>
    <style:style style:name="P209" style:family="paragraph" style:parent-style-name="Standard">
      <style:paragraph-properties fo:margin-top="0cm" fo:margin-bottom="0cm" style:contextual-spacing="false" fo:line-height="100%" fo:text-align="justify" style:justify-single-word="false"/>
      <style:text-properties fo:color="#000000" loext:opacity="100%" officeooo:rsid="0064249b" officeooo:paragraph-rsid="0064249b"/>
    </style:style>
    <style:style style:name="P210" style:family="paragraph" style:parent-style-name="Standard">
      <style:paragraph-properties fo:margin-top="0cm" fo:margin-bottom="0cm" style:contextual-spacing="false" fo:line-height="100%" fo:text-align="justify" style:justify-single-word="false"/>
      <style:text-properties fo:color="#000000" loext:opacity="100%" officeooo:rsid="0012d5e4" officeooo:paragraph-rsid="0064249b"/>
    </style:style>
    <style:style style:name="P211" style:family="paragraph" style:parent-style-name="Standard">
      <loext:graphic-properties draw:fill="solid" draw:fill-color="#000000" draw:opacity="100%"/>
      <style:paragraph-properties fo:margin-top="0cm" fo:margin-bottom="0cm" style:contextual-spacing="false" fo:line-height="100%" fo:text-align="justify" style:justify-single-word="false" fo:background-color="#000000"/>
      <style:text-properties fo:color="#ffffff" loext:opacity="100%" officeooo:rsid="0012d5e4" officeooo:paragraph-rsid="0064249b"/>
    </style:style>
    <style:style style:name="P212" style:family="paragraph" style:parent-style-name="Standard">
      <style:paragraph-properties fo:margin-top="0cm" fo:margin-bottom="0cm" style:contextual-spacing="false" fo:line-height="100%" fo:text-align="justify" style:justify-single-word="false"/>
      <style:text-properties fo:color="#000000" loext:opacity="100%" officeooo:rsid="0012d5e4" officeooo:paragraph-rsid="0068007e"/>
    </style:style>
    <style:style style:name="P213" style:family="paragraph" style:parent-style-name="Standard">
      <loext:graphic-properties draw:fill="solid" draw:fill-color="#b2b2b2" draw:opacity="100%"/>
      <style:paragraph-properties fo:margin-top="0cm" fo:margin-bottom="0cm" style:contextual-spacing="false" fo:line-height="100%" fo:text-align="center" style:justify-single-word="false" fo:background-color="#b2b2b2"/>
      <style:text-properties fo:color="#000000" loext:opacity="100%" officeooo:rsid="0012d5e4" officeooo:paragraph-rsid="0068007e"/>
    </style:style>
    <style:style style:name="T1" style:family="text">
      <style:text-properties fo:color="#ffffff" loext:opacity="100%" officeooo:rsid="0058faa9"/>
    </style:style>
    <style:style style:name="T2" style:family="text">
      <style:text-properties officeooo:rsid="0004626f"/>
    </style:style>
    <style:style style:name="T3" style:family="text">
      <style:text-properties officeooo:rsid="005a0cfc"/>
    </style:style>
    <style:style style:name="T4" style:family="text">
      <style:text-properties fo:font-weight="normal" style:font-weight-asian="normal" style:font-weight-complex="normal"/>
    </style:style>
    <style:style style:name="T5" style:family="text">
      <style:text-properties fo:font-weight="normal" officeooo:rsid="00064ec1" style:font-weight-asian="normal" style:font-weight-complex="normal"/>
    </style:style>
    <style:style style:name="T6" style:family="text">
      <style:text-properties fo:font-weight="normal" officeooo:rsid="005671b0" style:font-weight-asian="normal" style:font-weight-complex="normal"/>
    </style:style>
    <style:style style:name="T7" style:family="text">
      <style:text-properties style:font-name="Liberation Serif" fo:font-size="12pt" fo:font-weight="normal" officeooo:rsid="00064ec1" style:font-size-asian="12pt" style:font-weight-asian="normal" style:font-size-complex="12pt" style:font-weight-complex="normal"/>
    </style:style>
    <style:style style:name="T8" style:family="text">
      <style:text-properties style:font-name="Liberation Serif" fo:font-size="12pt" fo:font-weight="normal" style:font-size-asian="12pt" style:font-weight-asian="normal" style:font-size-complex="12pt" style:font-weight-complex="normal"/>
    </style:style>
    <style:style style:name="T9" style:family="text">
      <style:text-properties style:font-name="Liberation Serif" fo:font-size="12pt" fo:font-weight="normal" officeooo:rsid="005671b0" style:font-size-asian="12pt" style:font-weight-asian="normal" style:font-size-complex="12pt" style:font-weight-complex="normal"/>
    </style:style>
    <style:style style:name="T10" style:family="text">
      <style:text-properties officeooo:rsid="0058faa9"/>
    </style:style>
    <style:style style:name="T11" style:family="text">
      <style:text-properties style:font-name="Liberation Serif" fo:font-size="12pt" officeooo:rsid="00064ec1" style:font-size-asian="12pt" style:font-size-complex="12pt"/>
    </style:style>
    <style:style style:name="T12" style:family="text">
      <style:text-properties officeooo:rsid="00071f00"/>
    </style:style>
    <style:style style:name="T13" style:family="text">
      <style:text-properties fo:color="#ffffff" loext:opacity="100%" fo:font-weight="normal" officeooo:rsid="00064ec1" style:font-weight-asian="normal" style:font-weight-complex="normal"/>
    </style:style>
    <style:style style:name="T14" style:family="text">
      <style:text-properties fo:font-weight="bold" officeooo:rsid="00064ec1" style:font-weight-asian="bold" style:font-weight-complex="bold"/>
    </style:style>
    <style:style style:name="T15" style:family="text">
      <style:text-properties officeooo:rsid="000e370c"/>
    </style:style>
    <style:style style:name="T16" style:family="text">
      <style:text-properties fo:letter-spacing="normal" fo:font-style="normal" fo:font-weight="normal"/>
    </style:style>
    <style:style style:name="T17" style:family="text">
      <style:text-properties officeooo:rsid="0011bf73"/>
    </style:style>
    <style:style style:name="T18" style:family="text">
      <style:text-properties officeooo:rsid="0012d5e4"/>
    </style:style>
    <style:style style:name="T19" style:family="text">
      <style:text-properties officeooo:rsid="00199be4"/>
    </style:style>
    <style:style style:name="T20" style:family="text">
      <style:text-properties officeooo:rsid="001b12b1"/>
    </style:style>
    <style:style style:name="T21" style:family="text">
      <style:text-properties fo:font-style="normal" style:font-style-asian="normal" style:font-style-complex="normal"/>
    </style:style>
    <style:style style:name="T22" style:family="text">
      <style:text-properties officeooo:rsid="0022be71"/>
    </style:style>
    <style:style style:name="T23" style:family="text">
      <style:text-properties fo:font-weight="bold" style:font-weight-asian="bold" style:font-weight-complex="bold"/>
    </style:style>
    <style:style style:name="T24" style:family="text">
      <style:text-properties fo:font-weight="bold" officeooo:rsid="0024a3f0" style:font-weight-asian="bold" style:font-weight-complex="bold"/>
    </style:style>
    <style:style style:name="T25" style:family="text">
      <style:text-properties officeooo:rsid="0024a3f0"/>
    </style:style>
    <style:style style:name="T26" style:family="text">
      <style:text-properties officeooo:rsid="0026b185"/>
    </style:style>
    <style:style style:name="T27" style:family="text">
      <style:text-properties officeooo:rsid="00289feb"/>
    </style:style>
    <style:style style:name="T28" style:family="text">
      <style:text-properties officeooo:rsid="002a69c3"/>
    </style:style>
    <style:style style:name="T29" style:family="text">
      <style:text-properties fo:color="#000000" loext:opacity="100%" fo:font-size="12pt" officeooo:rsid="002f966d" style:font-size-asian="12pt" style:font-size-complex="12pt"/>
    </style:style>
    <style:style style:name="T30" style:family="text">
      <style:text-properties fo:color="#000000" loext:opacity="100%" style:font-name="Liberation Serif" fo:font-size="12pt" officeooo:rsid="002f966d" style:font-size-asian="12pt" style:font-size-complex="12pt"/>
    </style:style>
    <style:style style:name="T31"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2" style:family="text">
      <style:text-properties officeooo:rsid="003a7729"/>
    </style:style>
    <style:style style:name="T33" style:family="text">
      <style:text-properties style:font-name="Liberation Sans"/>
    </style:style>
    <style:style style:name="T34" style:family="text">
      <style:text-properties style:font-name="Liberation Sans" fo:font-size="12pt" style:font-size-asian="12pt" style:font-size-complex="12pt"/>
    </style:style>
    <style:style style:name="T35" style:family="text">
      <style:text-properties style:font-name="Liberation Sans" fo:font-size="12pt" officeooo:rsid="00614b2f" style:font-size-asian="12pt" style:font-size-complex="12pt"/>
    </style:style>
    <style:style style:name="T36" style:family="text">
      <style:text-properties fo:color="#000000" loext:opacity="100%" fo:font-size="12pt" officeooo:rsid="0027926c" style:font-size-asian="12pt" style:font-size-complex="12pt"/>
    </style:style>
    <style:style style:name="T37" style:family="text">
      <style:text-properties officeooo:rsid="003652bc"/>
    </style:style>
    <style:style style:name="T38" style:family="text">
      <style:text-properties style:font-name="Liberation Serif"/>
    </style:style>
    <style:style style:name="T39" style:family="text">
      <style:text-properties fo:color="#000000" loext:opacity="100%" fo:font-size="12pt" officeooo:rsid="003c9c8f" style:font-size-asian="12pt" style:font-size-complex="12pt"/>
    </style:style>
    <style:style style:name="T40" style:family="text">
      <style:text-properties fo:color="#000000" loext:opacity="100%" fo:font-size="12pt" fo:font-weight="normal" officeooo:rsid="003c9c8f" style:font-size-asian="12pt" style:font-weight-asian="normal" style:font-size-complex="12pt" style:font-weight-complex="normal"/>
    </style:style>
    <style:style style:name="T41" style:family="text">
      <style:text-properties fo:font-weight="bold" officeooo:rsid="003d749a" style:font-weight-asian="bold" style:font-weight-complex="bold"/>
    </style:style>
    <style:style style:name="T42" style:family="text">
      <style:text-properties fo:color="#000000" loext:opacity="100%" fo:font-size="12pt" officeooo:rsid="003da621" style:font-size-asian="12pt" style:font-size-complex="12pt"/>
    </style:style>
    <style:style style:name="T43" style:family="text">
      <style:text-properties officeooo:rsid="00411f16"/>
    </style:style>
    <style:style style:name="T44" style:family="text">
      <style:text-properties officeooo:rsid="004945ce"/>
    </style:style>
    <style:style style:name="T45" style:family="text">
      <style:text-properties officeooo:rsid="00481219"/>
    </style:style>
    <style:style style:name="T46" style:family="text">
      <style:text-properties officeooo:rsid="004f8fa1"/>
    </style:style>
    <style:style style:name="T47" style:family="text">
      <style:text-properties style:font-name="Liberation Serif" officeooo:rsid="004f8fa1"/>
    </style:style>
    <style:style style:name="T48" style:family="text">
      <style:text-properties fo:color="#000000" loext:opacity="100%" style:font-name="Liberation Serif" fo:font-size="12pt" officeooo:rsid="004f8fa1" style:font-size-asian="12pt" style:font-size-complex="12pt"/>
    </style:style>
    <style:style style:name="T49" style:family="text">
      <style:text-properties style:font-name="Liberation Serif" fo:font-size="12pt" officeooo:rsid="004f8fa1" style:font-size-asian="12pt" style:font-size-complex="12pt"/>
    </style:style>
    <style:style style:name="T50" style:family="text">
      <style:text-properties style:font-name="Liberation Serif" fo:font-weight="normal" officeooo:rsid="004f8fa1" style:font-weight-asian="normal" style:font-weight-complex="normal"/>
    </style:style>
    <style:style style:name="T51" style:family="text">
      <style:text-properties officeooo:rsid="0051c2ca"/>
    </style:style>
    <style:style style:name="T52" style:family="text">
      <style:text-properties fo:color="#000000" loext:opacity="100%" style:font-name="Liberation Serif" fo:font-size="12pt" fo:font-weight="normal" officeooo:rsid="004f8fa1" style:font-size-asian="12pt" style:font-weight-asian="normal" style:font-size-complex="12pt" style:font-weight-complex="normal"/>
    </style:style>
    <style:style style:name="T53" style:family="text">
      <style:text-properties style:font-name="Liberation Serif" fo:font-size="12pt" fo:font-weight="normal" officeooo:rsid="004f8fa1" style:font-size-asian="12pt" style:font-weight-asian="normal" style:font-size-complex="12pt" style:font-weight-complex="normal"/>
    </style:style>
    <style:style style:name="T54" style:family="text">
      <style:text-properties officeooo:rsid="00549b3e"/>
    </style:style>
    <style:style style:name="T55" style:family="text">
      <style:text-properties fo:color="#000000" loext:opacity="100%" style:font-name="Liberation Serif" fo:font-size="12pt" fo:font-weight="normal" officeooo:rsid="00549b3e" style:font-size-asian="12pt" style:font-weight-asian="normal" style:font-size-complex="12pt" style:font-weight-complex="normal"/>
    </style:style>
    <style:style style:name="T56" style:family="text">
      <style:text-properties fo:color="#000000" loext:opacity="100%" fo:font-size="12pt" officeooo:rsid="004f8fa1" style:font-size-asian="12pt" style:font-size-complex="12pt"/>
    </style:style>
    <style:style style:name="T57" style:family="text">
      <style:text-properties officeooo:rsid="00495d91"/>
    </style:style>
    <style:style style:name="T58" style:family="text">
      <style:text-properties officeooo:rsid="0044e3ee"/>
    </style:style>
    <style:style style:name="T59" style:family="text">
      <style:text-properties officeooo:rsid="0045cbd2"/>
    </style:style>
    <style:style style:name="T60" style:family="text">
      <style:text-properties officeooo:rsid="004bbed2"/>
    </style:style>
    <style:style style:name="T61" style:family="text">
      <style:text-properties officeooo:rsid="00212f93"/>
    </style:style>
    <style:style style:name="T62" style:family="text">
      <style:text-properties officeooo:rsid="00288d5d"/>
    </style:style>
    <style:style style:name="T63" style:family="text">
      <style:text-properties officeooo:rsid="002d1178"/>
    </style:style>
    <style:style style:name="T64" style:family="text">
      <style:text-properties officeooo:rsid="003c5c59"/>
    </style:style>
    <style:style style:name="T65" style:family="text">
      <style:text-properties officeooo:rsid="005e8538"/>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Ps</text:p>
      <text:p text:style-name="P2"/>
      <text:p text:style-name="P3"><text:span text:style-name="T1">npm </text:span>(Node Package Manager)</text:p>
      <text:p text:style-name="P4">It is the package manager for Node.js. Used to install, update, remove, and manage dependencies for a project.</text:p>
      <text:p text:style-name="P2"/>
      <text:p text:style-name="P3"><text:span text:style-name="T1">npx </text:span>(npm package runner)</text:p>
      <text:p text:style-name="P4">It's a tool that runs packages without needing to install them globally. It came with npm starting with version 5.2 (2017). Useful when you want to run a package just once or without cluttering your system with global installations.</text:p>
      <text:p text:style-name="P2"/>
      <text:p text:style-name="P3"><text:span text:style-name="T1">Pnpm </text:span>(Performant npm)</text:p>
      <text:p text:style-name="P4">It's an alternative package manager to npm and yarn. It performs the same function as npm install, but with some very important differences:</text:p>
      <text:p text:style-name="P4">1) Faster and more efficient installation: pnpm uses symbolic links instead of duplicating files in node_modules.</text:p>
      <text:p text:style-name="P4">For example: if you install React in 10 different projects, pnpm only downloads it once and then creates links for the other projects. This saves a lot of disk space.</text:p>
      <text:p text:style-name="P4">2) More secure: pnpm creates a "strict" node_modules file. It doesn't let a package access dependencies it hasn't declared in package.json (this prevents hidden bugs). In npm, a package can often "borrow" dependencies from other packages.</text:p>
      <text:p text:style-name="P4">3) Compatibility: It works with almost everything npm and yarn do.</text:p>
      <text:p text:style-name="P4">4) Speed: It's usually faster than npm and even yarn, especially for large projects.</text:p>
      <text:p text:style-name="P2"/>
      <text:p text:style-name="P5">npm i bcryptjs</text:p>
      <text:p text:style-name="P6">used in: C:\Developer\JSCourse\JS\App_nodeJS\projetoagenda</text:p>
      <text:p text:style-name="P6">It is used to hash passwords in Node.js.</text:p>
      <text:p text:style-name="P6">🔹 What is bcryptjs?</text:p>
      <text:p text:style-name="P7"><text:tab/>A pure JavaScript implementation of the bcrypt algorithm.</text:p>
      <text:p text:style-name="P7"><text:tab/>Used to securely store passwords (does not save passwords in plain text).</text:p>
      <text:p text:style-name="P7"><text:tab/>Works in any Node environment (unlike native bcrypt, which requires C++ compilation).</text:p>
      <text:p text:style-name="P7"/>
      <text:p text:style-name="P8">npm i validator</text:p>
      <text:p text:style-name="P7">used in: C:\Developer\JSCourse\JS\App_nodeJS\projetoagenda</text:p>
      <text:p text:style-name="P9"><text:span text:style-name="T2">It is a </text:span>very popular library for string validation in Node.js (and also in the browser).</text:p>
      <text:p text:style-name="P9">🔹 What does it do?</text:p>
      <text:p text:style-name="P9">With validator, you can easily check:</text:p>
      <text:p text:style-name="P9">If a string is a valid email address:</text:p>
      <text:p text:style-name="P9"><text:tab/>const validator = require("validator");</text:p>
      <text:p text:style-name="P9"><text:tab/>console.log(validator.isEmail("joel@email.com")); // true</text:p>
      <text:p text:style-name="P9"><text:tab/>console.log(validator.isEmail("errado.com")); // false</text:p>
      <text:p text:style-name="P9">If a string is a CPF/CNPJ (not native, but you can use regex).</text:p>
      <text:p text:style-name="P9">If it's an integer, decimal, Boolean, UUID, URL, IP, etc.</text:p>
      <text:p text:style-name="P9"><text:tab/>console.log(validator.isURL("https://google.com")); // true</text:p>
      <text:p text:style-name="P9"><text:tab/>console.log(validator.isInt("123")); // true</text:p>
      <text:p text:style-name="P9"><text:tab/>console.log(validator.isInt("12.3")); // false</text:p>
      <text:p text:style-name="P9">Normalize inputs (e.g., remove extra spaces, normalize emails).</text:p>
      <text:p text:style-name="P9"><text:tab/>console.log(validator.normalizeEmail(" JoEL@Email.Com ")); // "<text:a xlink:type="simple" xlink:href="mailto:joel@email.com" text:style-name="Internet_20_link" text:visited-style-name="Visited_20_Internet_20_Link">joel@email.com</text:a>"</text:p>
      <text:p text:style-name="P9"/>
      <text:p text:style-name="P9"/>
      <text:h text:style-name="P10" text:outline-level="3"><text:span text:style-name="T3">Pacotes: </text:span>Pra que serve cada um?</text:h>
      <text:list text:style-name="L1">
        <text:list-item>
          <text:p text:style-name="P11"><text:span text:style-name="Strong_20_Emphasis">eslint</text:span> → o linter em si</text:p>
        </text:list-item>
        <text:list-item>
          <text:p text:style-name="P11"><text:soft-page-break/><text:span text:style-name="Strong_20_Emphasis">prettier</text:span> → formatador de código</text:p>
        </text:list-item>
        <text:list-item>
          <text:p text:style-name="P11"><text:span text:style-name="Strong_20_Emphasis">eslint-plugin-react</text:span> → regras do React</text:p>
        </text:list-item>
        <text:list-item>
          <text:p text:style-name="P11"><text:span text:style-name="Strong_20_Emphasis">eslint-plugin-react-hooks</text:span> → boas práticas com hooks (useEffect, useState, etc.)</text:p>
        </text:list-item>
        <text:list-item>
          <text:p text:style-name="P11"><text:span text:style-name="Strong_20_Emphasis">eslint-plugin-prettier</text:span> → integra o Prettier dentro do ESLint</text:p>
        </text:list-item>
        <text:list-item>
          <text:p text:style-name="P11"><text:span text:style-name="Strong_20_Emphasis">eslint-config-prettier</text:span> → desativa regras que conflitam entre ESLint e Prettier</text:p>
        </text:list-item>
        <text:list-item>
          <text:p text:style-name="P11"><text:span text:style-name="Strong_20_Emphasis">@eslint/js</text:span> → fornece as configs recomendadas do próprio ESLint (em flat config)</text:p>
        </text:list-item>
        <text:list-item>
          <text:p text:style-name="P11"><text:span text:style-name="Strong_20_Emphasis">globals</text:span> → lista de variáveis globais já conhecidas (browser, node, etc.)</text:p>
        </text:list-item>
      </text:list>
      <text:p text:style-name="P12"/>
      <text:h text:style-name="P13" text:outline-level="3">Executando pacotes</text:h>
      <text:p text:style-name="P12">npm run lint <text:s text:c="6"/># só checa erros</text:p>
      <text:p text:style-name="P12">npm run lint:fix <text:s text:c="2"/># tenta corrigir automaticamente</text:p>
      <text:p text:style-name="P12">npm run format <text:s text:c="4"/># formata todo o código com Prettier</text:p>
      <text:p text:style-name="P14"/>
      <text:p text:style-name="P15"><text:span text:style-name="Strong_20_Emphasis"><text:span text:style-name="T4">Controller </text:span></text:span><text:span text:style-name="Strong_20_Emphasis"><text:span text:style-name="T5">x Model</text:span></text:span></text:p>
      <text:p text:style-name="P16"><text:span text:style-name="Strong_20_Emphasis"><text:span text:style-name="T4">Model (LoginModel)</text:span></text:span><text:span text:style-name="T4"> → cuida da </text:span><text:span text:style-name="Strong_20_Emphasis"><text:span text:style-name="T4">definição dos dados</text:span></text:span><text:span text:style-name="T4"> e da </text:span><text:span text:style-name="Strong_20_Emphasis"><text:span text:style-name="T4">comunicação com o banco</text:span></text:span><text:span text:style-name="T4">.</text:span></text:p>
      <text:p text:style-name="P16"><text:span text:style-name="Strong_20_Emphasis"><text:span text:style-name="T4">Controller (LoginController)</text:span></text:span><text:span text:style-name="T4"> → cuida da </text:span><text:span text:style-name="Strong_20_Emphasis"><text:span text:style-name="T4">lógica de fluxo</text:span></text:span><text:span text:style-name="T4">, </text:span><text:span text:style-name="Strong_20_Emphasis"><text:span text:style-name="T4">validação</text:span></text:span><text:span text:style-name="T4"> e </text:span><text:span text:style-name="Strong_20_Emphasis"><text:span text:style-name="T4">resposta HTTP</text:span></text:span><text:span text:style-name="T4">.</text:span></text:p>
      <text:p text:style-name="P17"/>
      <text:p text:style-name="P18"><text:span text:style-name="Strong_20_Emphasis"><text:span text:style-name="T5">this</text:span></text:span><text:span text:style-name="Strong_20_Emphasis"><text:span text:style-name="T4"> </text:span></text:span><text:span text:style-name="Strong_20_Emphasis"><text:span text:style-name="T5">x const</text:span></text:span></text:p>
      <text:p text:style-name="P19"><text:span text:style-name="Strong_20_Emphasis"><text:span text:style-name="T4">Const will create a variable inside the function, after lost the data;</text:span></text:span></text:p>
      <text:p text:style-name="P20"><text:span text:style-name="Strong_20_Emphasis"><text:span text:style-name="T5">This is class instance, It will possible use this data in other parts of code;</text:span></text:span></text:p>
      <text:p text:style-name="P17"/>
      <text:p text:style-name="P18"><text:span text:style-name="Strong_20_Emphasis"><text:span text:style-name="T6">T</text:span></text:span><text:span text:style-name="Strong_20_Emphasis"><text:span text:style-name="T5">his</text:span></text:span></text:p>
      <text:p text:style-name="P21"><text:span text:style-name="Strong_20_Emphasis"><text:span text:style-name="T7">O </text:span></text:span><text:span text:style-name="Strong_20_Emphasis"><text:span text:style-name="Source_20_Text"><text:span text:style-name="T7">this</text:span></text:span></text:span><text:span text:style-name="Strong_20_Emphasis"><text:span text:style-name="T7"> é uma referência ao contexto atual de execução. Ou seja: depende de onde e como a função é chamada. </text:span></text:span><text:span text:style-name="T8">Dentro de </text:span><text:span text:style-name="Strong_20_Emphasis"><text:span text:style-name="T8">um objeto</text:span></text:span><text:span text:style-name="T8">, </text:span><text:span text:style-name="Source_20_Text"><text:span text:style-name="T8">this</text:span></text:span><text:span text:style-name="T8"> normalmente aponta para o próprio objeto. </text:span><text:span text:style-name="T9">Já d</text:span><text:span text:style-name="T8">entro de </text:span><text:span text:style-name="Strong_20_Emphasis"><text:span text:style-name="T8">uma classe</text:span></text:span><text:span text:style-name="T8">, </text:span><text:span text:style-name="Source_20_Text"><text:span text:style-name="T8">this</text:span></text:span><text:span text:style-name="T8"> aponta para a </text:span><text:span text:style-name="Strong_20_Emphasis"><text:span text:style-name="T8">instância criada</text:span></text:span><text:span text:style-name="T8">. </text:span><text:span text:style-name="T9">E f</text:span><text:span text:style-name="T8">ora de qualquer contexto (modo estrito), </text:span><text:span text:style-name="Source_20_Text"><text:span text:style-name="T8">this</text:span></text:span><text:span text:style-name="T8"> pode ser </text:span><text:span text:style-name="Source_20_Text"><text:span text:style-name="T8">undefined</text:span></text:span><text:span text:style-name="T8"> ou o objeto global.</text:span></text:p>
      <text:h text:style-name="P22" text:outline-level="2">Resumindo (melhores práticas hoje)</text:h>
      <text:list text:style-name="L2">
        <text:list-item>
          <text:p text:style-name="P23">Em <text:span text:style-name="Strong_20_Emphasis">React com Hooks</text:span> → quase nunca vai usar <text:span text:style-name="Source_20_Text">this</text:span>.</text:p>
        </text:list-item>
        <text:list-item>
          <text:p text:style-name="P24">Em <text:span text:style-name="Strong_20_Emphasis">Classes (React antigo)</text:span> → <text:span text:style-name="Source_20_Text">this</text:span> é necessário para acessar <text:span text:style-name="Source_20_Text">state</text:span>, <text:span text:style-name="Source_20_Text">props</text:span> e métodos.</text:p>
        </text:list-item>
        <text:list-item>
          <text:p text:style-name="P24">Em <text:span text:style-name="Strong_20_Emphasis">objetos JS</text:span> → <text:span text:style-name="Source_20_Text">this</text:span> é útil para referenciar o próprio objeto.</text:p>
        </text:list-item>
        <text:list-item>
          <text:p text:style-name="P24">Em <text:span text:style-name="Strong_20_Emphasis">funções modernas</text:span> → prefira evitar <text:span text:style-name="Source_20_Text">this</text:span> e usar arrow functions, que são mais previsíveis.</text:p>
        </text:list-item>
      </text:list>
      <text:p text:style-name="P2"/>
      <text:p text:style-name="P25"><text:span text:style-name="Strong_20_Emphasis"><text:span text:style-name="T10">Promisses</text:span></text:span></text:p>
      <text:p text:style-name="P26"><text:span text:style-name="Strong_20_Emphasis"><text:span text:style-name="T7">Uma </text:span></text:span><text:span text:style-name="Strong_20_Emphasis"><text:span text:style-name="T11">Promise</text:span></text:span><text:span text:style-name="Strong_20_Emphasis"><text:span text:style-name="T7"> é um </text:span></text:span><text:span text:style-name="Strong_20_Emphasis"><text:span text:style-name="T11">objeto</text:span></text:span><text:span text:style-name="Strong_20_Emphasis"><text:span text:style-name="T7"> que representa o </text:span></text:span><text:span text:style-name="Strong_20_Emphasis"><text:span text:style-name="T11">resultado eventual</text:span></text:span><text:span text:style-name="Strong_20_Emphasis"><text:span text:style-name="T7"> de uma operação assíncrona.</text:span></text:span></text:p>
      <text:p text:style-name="P26"><text:span text:style-name="Strong_20_Emphasis"><text:span text:style-name="T7">Ela pode estar em 3 estados:</text:span></text:span></text:p>
      <text:list text:style-name="L3">
        <text:list-item>
          <text:p text:style-name="P27"><text:span text:style-name="Strong_20_Emphasis">pending</text:span> → pendente (a operação ainda não terminou)</text:p>
        </text:list-item>
        <text:list-item>
          <text:p text:style-name="P27"><text:span text:style-name="Strong_20_Emphasis">fulfilled</text:span> → resolvida (a operação terminou com sucesso)</text:p>
        </text:list-item>
        <text:list-item>
          <text:p text:style-name="P27"><text:span text:style-name="Strong_20_Emphasis">rejected</text:span> → rejeitada (a operação falhou)</text:p>
        </text:list-item>
      </text:list>
      <text:p text:style-name="P28">async function buscarDados() {</text:p>
      <text:p text:style-name="P29"><text:s text:c="2"/>try {</text:p>
      <text:p text:style-name="P29"><text:s text:c="4"/>const resposta = await fetch("https://jsonplaceholder.typicode.com/todos/1");</text:p>
      <text:p text:style-name="P29"><text:s text:c="4"/>const dados = await resposta.json();</text:p>
      <text:p text:style-name="P29"><text:s text:c="4"/>console.log(dados);</text:p>
      <text:p text:style-name="P29"><text:s text:c="2"/>} catch (erro) {</text:p>
      <text:p text:style-name="P29"><text:s text:c="4"/>console.error("Erro:", erro);</text:p>
      <text:p text:style-name="P29"><text:s text:c="2"/>}</text:p>
      <text:p text:style-name="P29">}</text:p>
      <text:p text:style-name="P29">buscarDados();</text:p>
      <text:p text:style-name="P30"/>
      <text:p text:style-name="P31"><text:span text:style-name="Strong_20_Emphasis"><text:span text:style-name="T12">WebPack</text:span></text:span></text:p>
      <text:p text:style-name="P32"><text:span text:style-name="Strong_20_Emphasis"><text:span text:style-name="T5">Webpack is a module bundler used primarily in modern JavaScript applications.</text:span></text:span></text:p>
      <text:p text:style-name="P32"><text:soft-page-break/><text:span text:style-name="Strong_20_Emphasis"><text:span text:style-name="T5">It combines, optimizes, and organizes a project's files and dependencies (JavaScript, CSS, images, fonts, etc.) into one or a few final, production-ready files.</text:span></text:span></text:p>
      <text:p text:style-name="P33"><text:span text:style-name="Strong_20_Emphasis"><text:span text:style-name="T13">Webpack's main functions:</text:span></text:span></text:p>
      <text:p text:style-name="P32"><text:span text:style-name="Strong_20_Emphasis"><text:span text:style-name="T14">Bundling modules</text:span></text:span><text:span text:style-name="Strong_20_Emphasis"><text:span text:style-name="T5">: Takes all the files your project uses (JS, CSS, images, etc.) and transforms them into a single (or multiple) bundle, facilitating loading in the browser.</text:span></text:span></text:p>
      <text:p text:style-name="P32"><text:span text:style-name="Strong_20_Emphasis"><text:span text:style-name="T14">Resolving dependencies</text:span></text:span><text:span text:style-name="Strong_20_Emphasis"><text:span text:style-name="T5">: If your code imports other modules (import/require), Webpack builds a dependency graph and ensures everything is included correctly.</text:span></text:span></text:p>
      <text:p text:style-name="P32"><text:span text:style-name="Strong_20_Emphasis"><text:span text:style-name="T14">Transpiling and compatibility:</text:span></text:span><text:span text:style-name="Strong_20_Emphasis"><text:span text:style-name="T5"> With loaders like Babel, it can convert ES6+/TypeScript code into JavaScript compatible with older browsers. It also processes SCSS/SASS, LESS, etc. into standard CSS.</text:span></text:span></text:p>
      <text:p text:style-name="P32"><text:span text:style-name="Strong_20_Emphasis"><text:span text:style-name="T14">Optimizing performance</text:span></text:span><text:span text:style-name="Strong_20_Emphasis"><text:span text:style-name="T5">: Minification and compression of JS and CSS. // Removing unused code (tree shaking). // Breaking code into smaller chunks (code splitting) for on-demand loading.</text:span></text:span></text:p>
      <text:p text:style-name="P32"><text:span text:style-name="Strong_20_Emphasis"><text:span text:style-name="T14">Development environment</text:span></text:span><text:span text:style-name="Strong_20_Emphasis"><text:span text:style-name="T5">: With webpack-dev-server, it provides hot-reloading (automatically reloading when code changes).</text:span></text:span></text:p>
      <text:p text:style-name="P32"><text:span text:style-name="Strong_20_Emphasis"><text:span text:style-name="T5"/></text:span></text:p>
      <text:p text:style-name="P34"><text:span text:style-name="Strong_20_Emphasis"><text:span text:style-name="T13">Simple usage example:</text:span></text:span></text:p>
      <text:p text:style-name="P35"><text:span text:style-name="Strong_20_Emphasis"><text:span text:style-name="T5">Imagine a project that uses modern JavaScript, React, and SCSS:</text:span></text:span></text:p>
      <text:p text:style-name="P35"><text:span text:style-name="Strong_20_Emphasis"><text:span text:style-name="T5"><text:tab/>The browser doesn't understand SCSS. // Some browsers don't understand ES2023. //</text:span></text:span></text:p>
      <text:p text:style-name="P35"><text:span text:style-name="Strong_20_Emphasis"><text:span text:style-name="T5">You want to deliver one optimized file to production.</text:span></text:span></text:p>
      <text:p text:style-name="P35"><text:span text:style-name="Strong_20_Emphasis"><text:span text:style-name="T5">Webpack does:</text:span></text:span></text:p>
      <text:p text:style-name="P35"><text:span text:style-name="Strong_20_Emphasis"><text:span text:style-name="T5"><text:tab/>Takes .js, .jsx, and .scss files.</text:span></text:span></text:p>
      <text:p text:style-name="P35"><text:span text:style-name="Strong_20_Emphasis"><text:span text:style-name="T5"><text:tab/>Converts SCSS to CSS, transpiles modern JS to compatible JS.</text:span></text:span></text:p>
      <text:p text:style-name="P35"><text:span text:style-name="Strong_20_Emphasis"><text:span text:style-name="T5"><text:tab/>Combines everything into, for example, bundle.js and style.css.</text:span></text:span></text:p>
      <text:p text:style-name="P35"><text:span text:style-name="Strong_20_Emphasis"><text:span text:style-name="T5"><text:tab/>Minifies, removes redundancies, and improves performance.<text:line-break/>In short:</text:span></text:span></text:p>
      <text:p text:style-name="P35"><text:span text:style-name="Strong_20_Emphasis"><text:span text:style-name="T5">Webpack is like an automated factory that takes your source code (in various languages/formats) and transforms it into an optimized bundle ready to run in the browser.</text:span></text:span></text:p>
      <text:p text:style-name="P33"><text:span text:style-name="Strong_20_Emphasis"><text:span text:style-name="T13">Webpack doesn't replace Docker.</text:span></text:span></text:p>
      <text:p text:style-name="P32"><text:span text:style-name="Strong_20_Emphasis"><text:span text:style-name="T5">Webpack handles code builds.</text:span></text:span></text:p>
      <text:p text:style-name="P32"><text:span text:style-name="Strong_20_Emphasis"><text:span text:style-name="T5">Docker handles execution in a standardized environment.</text:span></text:span></text:p>
      <text:p text:style-name="P32"><text:span text:style-name="Strong_20_Emphasis"><text:span text:style-name="T5">If you're only developing locally, you can use Webpack alone. But for production, many companies combine Webpack (or Vite) and Docker.</text:span></text:span></text:p>
      <text:p text:style-name="P32"><text:span text:style-name="Strong_20_Emphasis"><text:span text:style-name="T5"/></text:span></text:p>
      <text:p text:style-name="P36"><text:span text:style-name="T15">Google Cloud = </text:span><text:span text:style-name="T16">34.175.2.103</text:span></text:p>
      <text:p text:style-name="P37"/>
      <text:p text:style-name="P38">SSH</text:p>
      <text:p text:style-name="P38">ssh-keygen = cria a chave</text:p>
      <text:p text:style-name="P39">Your identification has been saved in /c/Users/ferre/.ssh/id_rsa</text:p>
      <text:p text:style-name="P40">Your public key has been saved in /c/Users/ferre/.ssh/id_rsa.pub</text:p>
      <text:p text:style-name="P40">The key fingerprint is:</text:p>
      <text:p text:style-name="P40">SHA256:030yUZSNlcogKSLt8GOtPHDWlu+aN0hM+uIvr1Yc9E8 ferre@LAPTOP-AB366UGO</text:p>
      <text:p text:style-name="P40">The key's randomart image is:</text:p>
      <text:p text:style-name="P40">+---[RSA 3072]----+</text:p>
      <text:p text:style-name="P40">| <text:s text:c="3"/>. <text:s text:c="4"/>. <text:s/>.o=o|</text:p>
      <text:p text:style-name="P40">| <text:s text:c="2"/>o o o o . .o..|</text:p>
      <text:p text:style-name="P40">| <text:s text:c="3"/>= = + . + . <text:s/>|</text:p>
      <text:p text:style-name="P40">| <text:s text:c="2"/>. B B o E + <text:s text:c="2"/>|</text:p>
      <text:p text:style-name="P40">| <text:s text:c="3"/>* O S + + . <text:s/>|</text:p>
      <text:p text:style-name="P40">| <text:s text:c="4"/>= = o . + <text:s text:c="2"/>|</text:p>
      <text:p text:style-name="P40">| <text:s text:c="5"/>= o <text:s text:c="7"/>|</text:p>
      <text:p text:style-name="P40">| <text:s text:c="4"/>+ o.+ <text:s text:c="6"/>|</text:p>
      <text:p text:style-name="P40">| <text:s text:c="3"/>oo*=o . <text:s text:c="5"/>|</text:p>
      <text:p text:style-name="P40">+----[SHA256]-----+</text:p>
      <text:p text:style-name="P40"/>
      <text:p text:style-name="P41">Toda vez que reiniciar o computador e quiser utilizar:</text:p>
      <text:p text:style-name="P42">eval $(ssh-agent) = agent pid 1992</text:p>
      <text:p text:style-name="P42">ssh-add ~/.ssh/id_rsa <text:s/>// para adicionar a chave</text:p>
      <text:p text:style-name="P43">ssh 34.175.2.103 <text:s text:c="2"/>// <text:s/>para add o servidor, copiei do google cloud</text:p>
      <text:p text:style-name="P44">ou o novo: <text:span text:style-name="T17">ssh 34.175.</text:span>188<text:span text:style-name="T17">.</text:span>52</text:p>
      <text:p text:style-name="P45"><text:soft-page-break/>///////////</text:p>
      <text:p text:style-name="P46">sudo apt update <text:s/>// <text:span text:style-name="T18">to update server</text:span></text:p>
      <text:p text:style-name="P47">sudo apt upgrade</text:p>
      <text:p text:style-name="P48">sudo rebbot // reiniciar servidor</text:p>
      <text:p text:style-name="P48">ping <text:span text:style-name="T17">34.175.2.103 <text:s/>// </text:span>testar o servidor</text:p>
      <text:p text:style-name="P49">I was used 4000 port server.</text:p>
      <text:p text:style-name="P50"/>
      <text:p text:style-name="P51">nano</text:p>
      <text:p text:style-name="P52">This is task to edit files</text:p>
      <text:p text:style-name="P52">nano server.js</text:p>
      <text:p text:style-name="P42"/>
      <text:p text:style-name="P53">Git</text:p>
      <text:p text:style-name="P54">git config –global user.mail “mellojoel.hr@gmail.com”</text:p>
      <text:p text:style-name="P55">git config –global user.name “Joel Mello JS”</text:p>
      <text:p text:style-name="P55">git init // to initialize</text:p>
      <text:p text:style-name="P55">nano .gitignore <text:s/>// <text:s/>to ignore some files (.env / node_modules)</text:p>
      <text:p text:style-name="P56"/>
      <text:p text:style-name="P57">pm2 start Agenda <text:s text:c="2"/>// <text:s/>inicia o projeto Agenda no servidor</text:p>
      <text:p text:style-name="P57">pm2 stop Agenda <text:s/>// <text:s/>para o projeto Agenda no servidor</text:p>
      <text:p text:style-name="P42"/>
      <text:p text:style-name="P58">estamos usando a porta 3000, não será possível subir outro projeto na mesma porta, será necessário mudar a porta para exemplo: 3003</text:p>
      <text:p text:style-name="P59">Na verdade eu já utilizava a porta 3000 para PMAT, então alterei a porta no arquivo server.js para a porta </text:p>
      <text:p text:style-name="P58"/>
      <text:p text:style-name="P60">NGINX (Proxy Reverso)</text:p>
      <text:p text:style-name="P59">As requisições chegarão em nosso endereço, seja seu domínio ou IP do servidor, e NGINX receberá isto ou na porta 80 (http) ou na 443 (https) e posteriormente passará para dentro do nosso servidor na porta especificada (3000) para falar com o NodeJs, que responderá e o NGINX voltará para o cliente. <text:span text:style-name="T19">Isto é chamado de Proxy Reverso.</text:span></text:p>
      <text:p text:style-name="P61">In this project I used 4000 port.</text:p>
      <text:p text:style-name="P62">To install: sudo apt install nginx</text:p>
      <text:p text:style-name="P63">To status check: sudo systemctl status nginx</text:p>
      <text:p text:style-name="P64">Foi disponibilizado um arquivo chamado nginx-HTTP.txt com a configuração, lembrar de alterar o domínio <text:span text:style-name="T20">(server name) </text:span>e a porta.</text:p>
      <text:p text:style-name="P65">To configure:</text:p>
      <text:p text:style-name="P66">Copy the content;</text:p>
      <text:p text:style-name="P67">sudo nano <text:span text:style-name="T21">/etc/sites-enabled/eunaotenhodominio</text:span></text:p>
      <text:p text:style-name="P68">In editor, paste the configuration</text:p>
      <text:p text:style-name="P68">Salve and Exit</text:p>
      <text:p text:style-name="P68">cd /etc/nginx/sites-eneblad/</text:p>
      <text:p text:style-name="P69">sudo nginx -t <text:s text:c="3"/>// to check the status</text:p>
      <text:p text:style-name="P70">sudo systemctl restart nginx</text:p>
      <text:p text:style-name="P71"/>
      <text:p text:style-name="P72">git para o servidor</text:p>
      <text:p text:style-name="P73">ssh 34.175.2.103 "git -C /home/ferre/agenda/ pull agenda master" From /home/ferre/repo-agenda</text:p>
      <text:p text:style-name="P73"/>
      <text:p text:style-name="P74">Docker</text:p>
      <text:p text:style-name="P75">Docker is a tool that is used to automate the deployment of applications in lightweight containers so that applications can work efficiently in different environments in isolation.</text:p>
      <text:p text:style-name="P76">Instalation will be in a folder in C:\Developer\JSCourse\JS\App_nodeJS\class168</text:p>
      <text:p text:style-name="P76">sudo docker ps <text:s text:c="3"/>// to see information about database and server</text:p>
      <text:p text:style-name="P76"><text:soft-page-break/>sudo docker stop bdmariadb1 <text:s/>// To stop database and server</text:p>
      <text:p text:style-name="P76">sudo docker start bdmariadb1 <text:s/>// To start database and server</text:p>
      <text:p text:style-name="P77">sudo docker <text:span text:style-name="T22">rm</text:span> bdmariadb1 // To <text:span text:style-name="T22">remove</text:span> database and server, <text:span text:style-name="T22">but first will necessary stop container</text:span></text:p>
      <text:p text:style-name="P78"/>
      <text:p text:style-name="P74">MariaDB</text:p>
      <text:p text:style-name="P75">MariaDB is a community-developed, commercially supported fork of the MySQL relational database management system (RDBMS), intended to remain free and open-source software under the GNU General Public License. Development is led by some of the original developers of MySQL, who forked it due to concerns over its acquisition by Oracle Corporation in 2009.</text:p>
      <text:p text:style-name="P75"><text:span text:style-name="T23">MYSQL_ROOT_PASSWORD</text:span>=AprOI_101010_cTi_7710</text:p>
      <text:p text:style-name="P79"/>
      <text:p text:style-name="P80">VsCode</text:p>
      <text:p text:style-name="P79"><text:span text:style-name="T24">EditorConfig for VsCode</text:span><text:span text:style-name="T25">: EditorConfig helps maintain consistent coding styles for multiple developers working on the same project across various editors and IDEs. The EditorConfig project consists of a file format for defining coding styles and a collection of text editor plugins that enable editors to read the file format and adhere to defined styles. EditorConfig files are easily readable and they work nicely with version control systems.</text:span></text:p>
      <text:p text:style-name="P79"><text:a xlink:type="simple" xlink:href="https://editorconfig.org/" text:style-name="Internet_20_link" text:visited-style-name="Visited_20_Internet_20_Link">https://editorconfig.org/</text:a></text:p>
      <text:p text:style-name="P81">how to use: right click in the project, in a space no VsCode, generate editorconfig</text:p>
      <text:p text:style-name="P82"/>
      <text:p text:style-name="P83">Eslint</text:p>
      <text:p text:style-name="P84">The pluggable linting utility for JavaScript and JSX. ESLint is an open source project that helps you find and fix problems with your JavaScript code.</text:p>
      <text:p text:style-name="P85">npx eslint --init <text:s text:c="2"/>// to install</text:p>
      <text:p text:style-name="P86">Instalar a extensão no VsCode.</text:p>
      <text:p text:style-name="P87">Eslint-disable-line <text:span text:style-name="T26">= to disable eslint in a specific line, example:</text:span></text:p>
      <text:p text:style-name="P88"><text:tab/>const teste = 22; <text:s/>// eslint-disable-line</text:p>
      <text:p text:style-name="P89">To enable Eslint in VsCode Editor for automatic corrections:</text:p>
      <text:p text:style-name="P89"/>
      <text:p text:style-name="P90">VsCode</text:p>
      <text:p text:style-name="P91"><text:span text:style-name="T24">EditorConfig for VsCode</text:span><text:span text:style-name="T25">: EditorConfig helps maintain consistent coding styles for multiple developers working on the same project across various editors and IDEs. </text:span></text:p>
      <text:p text:style-name="P79"/>
      <text:p text:style-name="P92">MVC Architecture</text:p>
      <text:p text:style-name="P93">MVC architecture is a software design pattern that divides an application into three interconnected components: the <text:span text:style-name="T23">Model</text:span> (data and business logic), the <text:span text:style-name="T23">View</text:span> (user interface), and the <text:span text:style-name="T23">Controller</text:span> (handles user input and updates the other two components).</text:p>
      <text:p text:style-name="P94"><text:span text:style-name="T23">Model</text:span> é referente a um dado, nome no singular...</text:p>
      <text:p text:style-name="P93"/>
      <text:p text:style-name="P95">Instanciar uma Classe</text:p>
      <text:p text:style-name="P93"><text:span text:style-name="T27">Significa </text:span>criar uma instância (objeto) a partir dela usando o new. <text:span text:style-name="T27">A classe é um tipo de molde, e o objeto é o que foi criado apartir deste molde. Ex</text:span><text:span text:style-name="T28">e</text:span><text:span text:style-name="T27">mplo:</text:span></text:p>
      <text:p text:style-name="P96">class Pessoa {</text:p>
      <text:p text:style-name="P97"><text:s text:c="2"/>nome: string;</text:p>
      <text:p text:style-name="P97"><text:s text:c="2"/></text:p>
      <text:p text:style-name="P97"><text:s text:c="2"/>constructor(nome: string) {</text:p>
      <text:p text:style-name="P97"><text:s text:c="4"/>this.nome = nome;</text:p>
      <text:p text:style-name="P97"><text:s text:c="2"/>}</text:p>
      <text:p text:style-name="P97"/>
      <text:p text:style-name="P97"><text:s text:c="2"/>falar() {</text:p>
      <text:p text:style-name="P97"><text:s text:c="4"/>console.log(`Olá, meu nome é ${this.nome}`);</text:p>
      <text:p text:style-name="P97"><text:s text:c="2"/>}</text:p>
      <text:p text:style-name="P97">}</text:p>
      <text:p text:style-name="P97"/>
      <text:p text:style-name="P97"><text:soft-page-break/>// Aqui você está **instanciando** a classe Pessoa:</text:p>
      <text:p text:style-name="P97">const joel = new Pessoa("Joel");</text:p>
      <text:p text:style-name="P97"/>
      <text:p text:style-name="P97">joel.falar(); // saída: Olá, meu nome é Joel</text:p>
      <text:p text:style-name="P98">A Nomeclatura de Classes: deverão iniciar com letra maiúscula.</text:p>
      <text:p text:style-name="P99"/>
      <text:p text:style-name="P100">Insomnia</text:p>
      <text:p text:style-name="P101">O Insomnia é uma ferramenta voltada para desenvolvedores que trabalham com APIs REST, GraphQL e gRPC. Ele serve basicamente para testar, organizar e documentar requisições durante o desenvolvimento de backends e integrações.</text:p>
      <text:p text:style-name="P102">Principais funcionalidades do Insomnia</text:p>
      <text:p text:style-name="P103">Testar APIs</text:p>
      <text:p text:style-name="P103"><text:tab/>Você consegue enviar requisições GET, POST, PUT, DELETE etc. para endpoints.</text:p>
      <text:p text:style-name="P103"><text:tab/>Passar parâmetros, headers, autenticação (Bearer, Basic, OAuth2).</text:p>
      <text:p text:style-name="P103"><text:tab/>Receber e visualizar a resposta formatada (JSON, XML, HTML etc).</text:p>
      <text:p text:style-name="P103">Organizar requests em Workspaces/Collections</text:p>
      <text:p text:style-name="P103"><text:tab/>Agrupar requisições relacionadas (por exemplo: API de Usuários, API de Produtos).</text:p>
      <text:p text:style-name="P103"><text:tab/>Facilita manter um repositório de chamadas da API para o time inteiro.</text:p>
      <text:p text:style-name="P103">Ambientes (Environments)</text:p>
      <text:p text:style-name="P104"><text:tab/>Definir variáveis para diferentes contextos (ex.: localhost, staging, produção).</text:p>
      <text:p text:style-name="P103"><text:tab/>Exemplo: {{ base_url }}/users → muda só o base_url e você consegue rodar em qualquer ambiente.</text:p>
      <text:p text:style-name="P103">Automatizar testes</text:p>
      <text:p text:style-name="P103"><text:tab/>Dá para criar scripts de validação usando JavaScript dentro das requisições.</text:p>
      <text:p text:style-name="P103"><text:tab/>Exemplo: verificar se o status da resposta é 200 ou se o campo token existe no retorno.</text:p>
      <text:p text:style-name="P103">Importar/Exportar coleções</text:p>
      <text:p text:style-name="P103"><text:tab/>Importa coleções do Postman ou OpenAPI/Swagger.</text:p>
      <text:p text:style-name="P103"><text:tab/>Compartilha configurações com o time.</text:p>
      <text:p text:style-name="P103">Autenticação avançada</text:p>
      <text:p text:style-name="P103"><text:tab/>Suporte nativo para JWT, OAuth2, API Keys, Digest Auth etc.</text:p>
      <text:p text:style-name="P105"/>
      <text:p text:style-name="P106">Diferença para o Postman</text:p>
      <text:p text:style-name="P107">Insomnia: mais simples, leve e direto ao ponto. Muito usado por devs que preferem praticidade.</text:p>
      <text:p text:style-name="P107">Postman: mais completo e pesado, com foco também em colaboração em equipe, dashboards e testes avançados.</text:p>
      <text:p text:style-name="P105"/>
      <text:p text:style-name="P108">Documents</text:p>
      <text:p text:style-name="P109">É a unidade principal de organização de requisições.</text:p>
      <text:p text:style-name="P109">Basicamente, um Document é um arquivo dentro do Workspace que pode conter uma ou várias requisições agrupadas em Folders.</text:p>
      <text:p text:style-name="P109">Cada Document pode ter seu próprio Environment local, variáveis, scripts, etc.</text:p>
      <text:p text:style-name="P109">Serve mais para organizar contextos de trabalho ou módulos da API.</text:p>
      <text:p text:style-name="P110">No Insomnia 11.x, <text:span text:style-name="Strong_20_Emphasis">foco em Documents</text:span> para organizar suas requisições.</text:p>
      <text:p text:style-name="P108">Collections</text:p>
      <text:p text:style-name="P109">Collections são grupos de requisições, mas de uma forma mais “global” e legada.</text:p>
      <text:p text:style-name="P109">Historicamente, as Collections eram equivalentes aos Workspaces antigos do Insomnia.</text:p>
      <text:p text:style-name="P109">Hoje, elas ainda existem como forma de agrupar requisições, mas o Insomnia recomenda usar Documents dentro de um Workspace moderno.</text:p>
      <text:p text:style-name="P110">São úteis para exportação e compartilhamento de um conjunto de requisições.</text:p>
      <text:p text:style-name="P111">Use <text:span text:style-name="Strong_20_Emphasis">Collections</text:span> só se precisar exportar ou importar para outro time/ferramenta, ou para compatibilidade com Postman.</text:p>
      <text:p text:style-name="P112"/>
      <text:p text:style-name="P113">SEQUELIZE</text:p>
      <text:p text:style-name="P114"><text:span text:style-name="T29">Faz o controle da base de dados.</text:span><text:span text:style-name="T30"> </text:span><text:span text:style-name="T31">é um Mapeador Objeto-Relacional (ORM) para Node.js que simplifica a interação com bancos de dados relacionais como MySQL, PostgreSQL, SQLite, entre outros. Ele atua como um "tradutor", permitindo que os desenvolvedores usem código JavaScript para interagir com o banco de dados, em vez de escrever SQL diretamente, o que aumenta a produtividade e facilita a manutenção do código</text:span></text:p>
      <text:p text:style-name="P115"><text:soft-page-break/>CREATE:</text:p>
      <text:p text:style-name="P116">npx squelize migration:create –name=users <text:s/>// <text:span text:style-name="T32">to create the file of the migrations</text:span></text:p>
      <text:p text:style-name="P117">npx sequelize <text:a xlink:type="simple" xlink:href="db:migrate" text:style-name="Internet_20_link" text:visited-style-name="Visited_20_Internet_20_Link">db:migrate</text:a> <text:s/>// <text:s/>to create/update in database</text:p>
      <text:p text:style-name="P115">CHANGE:</text:p>
      <text:p text:style-name="P116">npx sequelize-cli migration:generate --name rename-nome-to-name-in-users</text:p>
      <text:p text:style-name="P118"/>
      <text:p text:style-name="P119"><text:span text:style-name="T33">Isso vai criar um arquivo novo em </text:span><text:span text:style-name="Source_20_Text"><text:span text:style-name="T33">src/migrations/</text:span></text:span><text:span text:style-name="T33"> com timestamp, algo como:</text:span></text:p>
      <text:p text:style-name="P120"><text:span text:style-name="Source_20_Text"><text:span text:style-name="T34">src/migrations/20251030124500-rename-nome-to-name-in-users.js</text:span></text:span></text:p>
      <text:p text:style-name="P121"><text:span text:style-name="Source_20_Text"><text:span text:style-name="T34">Abra o arquivo criado e coloque o seguinte:</text:span></text:span></text:p>
      <text:p text:style-name="P122"><text:span text:style-name="Source_20_Text"><text:span text:style-name="T34">export async function up(queryInterface, Sequelize) {</text:span></text:span></text:p>
      <text:p text:style-name="P123"><text:span text:style-name="Source_20_Text"><text:span text:style-name="T34"><text:s text:c="2"/>await queryInterface.renameColumn('users', 'nome', 'name');</text:span></text:span></text:p>
      <text:p text:style-name="P123"><text:span text:style-name="Source_20_Text"><text:span text:style-name="T34">}</text:span></text:span></text:p>
      <text:p text:style-name="P124"/>
      <text:p text:style-name="P123"><text:span text:style-name="Source_20_Text"><text:span text:style-name="T34">export async function down(queryInterface, Sequelize) {</text:span></text:span></text:p>
      <text:p text:style-name="P123"><text:span text:style-name="Source_20_Text"><text:span text:style-name="T34"><text:s text:c="2"/>await queryInterface.renameColumn('users', 'name', 'nome');</text:span></text:span></text:p>
      <text:p text:style-name="P123"><text:span text:style-name="Source_20_Text"><text:span text:style-name="T34">}</text:span></text:span></text:p>
      <text:list text:style-name="L4">
        <text:list-item>
          <text:p text:style-name="P125"><text:span text:style-name="Source_20_Text"><text:span text:style-name="T34">up</text:span></text:span><text:span text:style-name="T34"> → o que será feito ao aplicar a migration.</text:span></text:p>
        </text:list-item>
        <text:list-item>
          <text:p text:style-name="P126"><text:span text:style-name="Source_20_Text"><text:span text:style-name="T34">down</text:span></text:span><text:span text:style-name="T34"> → desfaz a migration, útil se precisar reverter.</text:span></text:p>
        </text:list-item>
      </text:list>
      <text:p text:style-name="P127"><text:span text:style-name="Source_20_Text"><text:span text:style-name="T35">Após:</text:span></text:span></text:p>
      <text:p text:style-name="P117"><text:span text:style-name="T33">npx sequelize </text:span><text:a xlink:type="simple" xlink:href="db:migrate" text:style-name="Internet_20_link" text:visited-style-name="Visited_20_Internet_20_Link"><text:span text:style-name="T33">db:migrate</text:span></text:a><text:span text:style-name="T33"> <text:s/>// <text:s/>to create/update in database</text:span></text:p>
      <text:p text:style-name="P128"/>
      <text:p text:style-name="P129">Single Responsibility Principle. (part of S.O.L.I.D.) - one function does ONE thing.</text:p>
      <text:p text:style-name="P130"/>
      <text:p text:style-name="P130"/>
      <text:p text:style-name="P131">O que são overloads?</text:p>
      <text:p text:style-name="P132">Overloads (ou sobrecarga de funções) permitem que uma mesma função seja chamada de formas diferentes, aceitando tipos distintos de parâmetros e retornando tipos diferentes de valores — mas mantendo um único nome de função.</text:p>
      <text:p text:style-name="P133">// Overloads</text:p>
      <text:p text:style-name="P134">export function normalizeUrl(input: string): string;</text:p>
      <text:p text:style-name="P134">export function normalizeUrl(input: Link[]): Link[];</text:p>
      <text:p text:style-name="P135"/>
      <text:p text:style-name="P136">AWS Lambda</text:p>
      <text:p text:style-name="P137">O AWS Lambda é um serviço de computação serverless da Amazon Web Services. Ele permite que você execute código sem precisar provisionar ou gerenciar servidores.</text:p>
      <text:p text:style-name="P137">Em vez de manter uma máquina rodando o tempo todo, você sobe apenas a função (seu código) e o Lambda executa quando é acionado por um evento.</text:p>
      <text:p text:style-name="P138">Principais pontos:</text:p>
      <text:p text:style-name="P137">Serverless: você não se preocupa com infraestrutura, a AWS gerencia a escala, atualização e disponibilidade.</text:p>
      <text:p text:style-name="P137">Eventos disparadores: pode ser acionado por requisições HTTP (via API Gateway), mensagens em filas (SQS), mudanças em banco de dados (DynamoDB Streams), upload de arquivos no S3, etc.</text:p>
      <text:p text:style-name="P137">Custo por uso: você paga apenas pelo tempo de execução do código (em milissegundos) e pela quantidade de execuções.</text:p>
      <text:p text:style-name="P137">Escalabilidade automática: o Lambda cria instâncias paralelas da sua função conforme a demanda, sem intervenção manual.</text:p>
      <text:p text:style-name="P137">Suporte a várias linguagens: Node.js, Python, Java, Go, C#, entre outras.</text:p>
      <text:p text:style-name="P139">Exemplo prático:</text:p>
      <text:p text:style-name="P140">Ao enviar uma imagem para um bucket do S3, um Lambda pode ser acionado automaticamente para:</text:p>
      <text:p text:style-name="P140">Redimensionar a imagem,</text:p>
      <text:p text:style-name="P140"><text:soft-page-break/>Armazenar em outro bucket,</text:p>
      <text:p text:style-name="P140">Atualizar metadados em um banco de dados.</text:p>
      <text:p text:style-name="P137"><text:span text:style-name="T23">Resumindo</text:span>: o AWS Lambda serve para rodar código sob demanda, em resposta a eventos, sem precisar gerenciar servidores, ideal para microserviços, automações e integrações.</text:p>
      <text:p text:style-name="P137"/>
      <text:p text:style-name="P141">Middlewares</text:p>
      <text:p text:style-name="P142"><text:span text:style-name="Strong_20_Emphasis"><text:span text:style-name="T4">Uma função que fica no “meio do caminho” entre a requisição do cliente (request) e a resposta do servidor (response). </text:span></text:span><text:span text:style-name="T4">Ele pode </text:span><text:span text:style-name="Strong_20_Emphasis"><text:span text:style-name="T4">interceptar, modificar, validar ou registrar</text:span></text:span><text:span text:style-name="T4"> o que acontece antes de chegar no handler final da rota.</text:span></text:p>
      <text:h text:style-name="P143" text:outline-level="3">Para que serve?</text:h>
      <text:list text:style-name="L5">
        <text:list-item>
          <text:p text:style-name="P144"><text:span text:style-name="Strong_20_Emphasis">Autenticação/Autorização</text:span> → verificar se o usuário tem permissão.</text:p>
        </text:list-item>
        <text:list-item>
          <text:p text:style-name="P144"><text:span text:style-name="Strong_20_Emphasis">Logs</text:span> → registrar todas as requisições.</text:p>
        </text:list-item>
        <text:list-item>
          <text:p text:style-name="P144"><text:span text:style-name="Strong_20_Emphasis">Tratamento de erros</text:span> → capturar exceções e padronizar respostas.</text:p>
        </text:list-item>
        <text:list-item>
          <text:p text:style-name="P144"><text:span text:style-name="Strong_20_Emphasis">Validação de dados</text:span> → checar se os dados da requisição estão corretos.</text:p>
        </text:list-item>
        <text:list-item>
          <text:p text:style-name="P144"><text:span text:style-name="Strong_20_Emphasis">Adicionar/modificar informações</text:span> → ex.: inserir <text:span text:style-name="Source_20_Text">req.user</text:span> com dados do token JWT.</text:p>
        </text:list-item>
      </text:list>
      <text:h text:style-name="P145" text:outline-level="3"><text:span text:style-name="T23">Analogia: </text:span><text:span text:style-name="T4">Um middleware é como um porteiro num prédio:</text:span></text:h>
      <text:list text:style-name="L6">
        <text:list-item>
          <text:list>
            <text:list-item>
              <text:list>
                <text:list-item>
                  <text:h text:style-name="P146" text:outline-level="3">Ele vê quem está entrando (requisição).</text:h>
                </text:list-item>
                <text:list-item>
                  <text:h text:style-name="P146" text:outline-level="3">Pode barrar quem não tem credencial.</text:h>
                </text:list-item>
                <text:list-item>
                  <text:h text:style-name="P146" text:outline-level="3">Pode avisar o zelador (log).</text:h>
                </text:list-item>
                <text:list-item>
                  <text:h text:style-name="P146" text:outline-level="3">Depois, deixa a pessoa seguir para o apartamento (controller/rota final).</text:h>
                </text:list-item>
              </text:list>
            </text:list-item>
          </text:list>
        </text:list-item>
      </text:list>
      <text:p text:style-name="P147"/>
      <text:p text:style-name="P141">Migration</text:p>
      <text:p text:style-name="P148"><text:span text:style-name="T36">Um arquivo/script versionado que descreve mudanças na estrutura do banco de dados (criação, alteração ou remoção de tabelas, colunas, índices, etc.). </text:span>Uma migration é como um <text:span text:style-name="Strong_20_Emphasis">passo de evolução</text:span> do banco de dados. Assim como o Git versiona <text:span text:style-name="Strong_20_Emphasis">código</text:span>, migrations versionam <text:span text:style-name="Strong_20_Emphasis">o banco </text:span><text:span text:style-name="Strong_20_Emphasis"><text:span text:style-name="T37">de dados</text:span></text:span>. </text:p>
      <text:h text:style-name="P149" text:outline-level="3">Para que serve?</text:h>
      <text:list text:style-name="L7">
        <text:list-item>
          <text:p text:style-name="P150">Manter o <text:span text:style-name="Strong_20_Emphasis">histórico das mudanças</text:span> no banco de dados.</text:p>
        </text:list-item>
        <text:list-item>
          <text:p text:style-name="P150">Garantir que <text:span text:style-name="Strong_20_Emphasis">todos os ambientes (dev, teste, produção)</text:span> tenham a mesma estrutura de banco.</text:p>
        </text:list-item>
        <text:list-item>
          <text:p text:style-name="P150">Facilitar o <text:span text:style-name="Strong_20_Emphasis">rollback</text:span> (voltar atrás caso uma mudança dê problema).</text:p>
        </text:list-item>
      </text:list>
      <text:h text:style-name="P149" text:outline-level="3">Ferramentas comuns:</text:h>
      <text:list text:style-name="L8">
        <text:list-item>
          <text:p text:style-name="P151"><text:span text:style-name="Strong_20_Emphasis"><text:span text:style-name="T38">TypeORM</text:span></text:span><text:span text:style-name="T38"> (Node.js + TypeScript): </text:span><text:span text:style-name="Source_20_Text"><text:span text:style-name="T38">typeorm migration:generate</text:span></text:span></text:p>
        </text:list-item>
        <text:list-item>
          <text:p text:style-name="P151"><text:span text:style-name="Strong_20_Emphasis"><text:span text:style-name="T38">Sequelize</text:span></text:span><text:span text:style-name="T38"> (Node.js): </text:span><text:span text:style-name="Source_20_Text"><text:span text:style-name="T38">sequelize migration:create</text:span></text:span></text:p>
        </text:list-item>
        <text:list-item>
          <text:p text:style-name="P151"><text:span text:style-name="Strong_20_Emphasis"><text:span text:style-name="T38">Prisma</text:span></text:span><text:span text:style-name="T38">: </text:span><text:span text:style-name="Source_20_Text"><text:span text:style-name="T38">npx prisma migrate dev</text:span></text:span></text:p>
        </text:list-item>
        <text:list-item>
          <text:p text:style-name="P151"><text:span text:style-name="Strong_20_Emphasis"><text:span text:style-name="T38">Rails</text:span></text:span><text:span text:style-name="T38">: </text:span><text:span text:style-name="Source_20_Text"><text:span text:style-name="T38">rails db:migrate</text:span></text:span></text:p>
        </text:list-item>
        <text:list-item>
          <text:p text:style-name="P151"><text:span text:style-name="Strong_20_Emphasis"><text:span text:style-name="T38">Django</text:span></text:span><text:span text:style-name="T38">: </text:span><text:span text:style-name="Source_20_Text"><text:span text:style-name="T38">python manage.py migrate</text:span></text:span></text:p>
        </text:list-item>
      </text:list>
      <text:p text:style-name="P147"/>
      <text:p text:style-name="P152">Feature</text:p>
      <text:p text:style-name="P147">Uma feature é uma nova funcionalidade ou melhoria relevante em um software, diferente de um bugfix (que corrige erros) ou de chores/refactors (tarefas de manutenção interna).</text:p>
      <text:p text:style-name="P147"/>
      <text:p text:style-name="P153">Hook (gancho)</text:p>
      <text:p text:style-name="P154">Um ponto de extensão onde você "encaixa" lógica personalizada que será executada automaticamente em determinados momentos do ciclo de vida de um objeto, componente ou operação. Pensa num <text:span text:style-name="Strong_20_Emphasis">gancho de roupa (hook)</text:span>: Você pendura nele uma ação. Quando a ocasião acontece (criar usuário, montar componente, rodar teste), o sistema chama esse “gancho” e executa o que você penduro.</text:p>
      <text:p text:style-name="P154"><text:span text:style-name="T23">React (Frontend):</text:span> No React, hooks são funções especiais que permitem usar estado e ciclo de vida em componentes funcionais.</text:p>
      <text:h text:style-name="P155" text:outline-level="4"><text:soft-page-break/><text:span text:style-name="Strong_20_Emphasis"><text:span text:style-name="T39">ORMs (ex.: Sequelize, TypeORM, Mongoose):</text:span></text:span><text:span text:style-name="Strong_20_Emphasis"><text:span text:style-name="T40"> </text:span></text:span><text:span text:style-name="T4">Hooks (ou </text:span><text:span text:style-name="Strong_20_Emphasis"><text:span text:style-name="T4">lifecycle hooks</text:span></text:span><text:span text:style-name="T4">) são funções que rodam </text:span><text:span text:style-name="Strong_20_Emphasis"><text:span text:style-name="T4">antes ou depois de eventos</text:span></text:span><text:span text:style-name="T4"> como salvar, atualizar ou deletar registros.</text:span></text:h>
      <text:p text:style-name="P154"><text:span text:style-name="T23">Node.js/Express:</text:span> Em bibliotecas, "hooks" podem ser pontos para executar lógica extra.</text:p>
      <text:p text:style-name="P156"><text:span text:style-name="T23">Middleware </text:span><text:span text:style-name="T41">x </text:span><text:span text:style-name="T23">Hook: </text:span>Middleware: intercepta requisições/respostas no fluxo de uma API. Hook: executa lógica automaticamente em momentos específicos do ciclo de vida (componentes, entidades, testes etc.).</text:p>
      <text:p text:style-name="P156"/>
      <text:p text:style-name="P157">Controller</text:p>
      <text:p text:style-name="P158"><text:span text:style-name="T42">É</text:span><text:span text:style-name="T39"> a camada responsável por receber as requisições do cliente (front-end, mobile, API consumer), orquestrar a lógica necessária e devolver uma resposta. Ele não deve conter toda a lógica de negócio, mas sim delegar para services, models, repositórios etc. É o "ponto de entrada" da aplicação no lado do servidor. </text:span><text:span text:style-name="Strong_20_Emphasis">Controller</text:span> = "ponte" entre o cliente e a lógica da aplicação. Ele orquestra, mas <text:span text:style-name="Strong_20_Emphasis">não deve conter a regra de negócio pesada</text:span>.</text:p>
      <text:h text:style-name="P159" text:outline-level="3">Exemplo de fluxo MVC (Model-View-Controller):</text:h>
      <text:list text:style-name="L9">
        <text:list-item>
          <text:p text:style-name="P160"><text:span text:style-name="Strong_20_Emphasis"><text:span text:style-name="T38">Client</text:span></text:span><text:span text:style-name="T38"> → envia uma requisição (</text:span><text:span text:style-name="Source_20_Text"><text:span text:style-name="T38">POST /users</text:span></text:span><text:span text:style-name="T38">)</text:span></text:p>
        </text:list-item>
        <text:list-item>
          <text:p text:style-name="P160"><text:span text:style-name="Strong_20_Emphasis"><text:span text:style-name="T38">Controller</text:span></text:span><text:span text:style-name="T38"> (</text:span><text:span text:style-name="Source_20_Text"><text:span text:style-name="T38">UserController.createUser</text:span></text:span><text:span text:style-name="T38">) → recebe a requisição</text:span></text:p>
        </text:list-item>
        <text:list-item>
          <text:p text:style-name="P160"><text:span text:style-name="Strong_20_Emphasis"><text:span text:style-name="T38">Service</text:span></text:span><text:span text:style-name="T38"> (</text:span><text:span text:style-name="Source_20_Text"><text:span text:style-name="T38">UserService</text:span></text:span><text:span text:style-name="T38">) → contém a lógica de negócio (ex.: validar email, aplicar regras)</text:span></text:p>
        </text:list-item>
        <text:list-item>
          <text:p text:style-name="P160"><text:span text:style-name="Strong_20_Emphasis"><text:span text:style-name="T38">Model/Repository</text:span></text:span><text:span text:style-name="T38"> → interage com o banco de dados</text:span></text:p>
        </text:list-item>
        <text:list-item>
          <text:p text:style-name="P160"><text:span text:style-name="Strong_20_Emphasis"><text:span text:style-name="T38">Controller</text:span></text:span><text:span text:style-name="T38"> → devolve a resposta ao cliente</text:span></text:p>
        </text:list-item>
      </text:list>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61">Até 5 métodos, não é regra, mas é o que o mercado usa:</text:p>
          </table:table-cell>
          <table:covered-table-cell/>
          <table:covered-table-cell/>
        </table:table-row>
        <table:table-row>
          <table:table-cell table:style-name="Table1.A1" office:value-type="string">
            <text:p text:style-name="P162">index = lista os usuários <text:span text:style-name="T43">= GET</text:span></text:p>
          </table:table-cell>
          <table:table-cell table:style-name="Table1.B2" table:number-columns-spanned="2" office:value-type="string">
            <text:p text:style-name="P162">store/create = cria um usuário <text:span text:style-name="T43">= POST</text:span></text:p>
          </table:table-cell>
          <table:covered-table-cell/>
        </table:table-row>
        <table:table-row>
          <table:table-cell table:style-name="Table1.A1" office:value-type="string">
            <text:p text:style-name="P162"><text:span text:style-name="T43">s</text:span>how = mostra um usuário <text:span text:style-name="T43">= GET</text:span></text:p>
          </table:table-cell>
          <table:table-cell table:style-name="Table1.B2" table:number-columns-spanned="2" office:value-type="string">
            <text:p text:style-name="P162">delete = apaga um usuário <text:span text:style-name="T43">= DELETE</text:span></text:p>
          </table:table-cell>
          <table:covered-table-cell/>
        </table:table-row>
        <table:table-row>
          <table:table-cell table:style-name="Table1.A1" table:number-columns-spanned="2" office:value-type="string">
            <text:p text:style-name="P163">Update = atualiza um usuário = PATCH/PUT</text:p>
          </table:table-cell>
          <table:covered-table-cell/>
          <table:table-cell table:style-name="Table1.A1" office:value-type="string">
            <text:p text:style-name="P162"/>
          </table:table-cell>
        </table:table-row>
      </table:table>
      <text:p text:style-name="P164"/>
      <text:p text:style-name="P165">Seeds</text:p>
      <text:p text:style-name="P166"><text:span text:style-name="T44">S</text:span>eeds são scripts usados para popular o banco de dados com dados iniciais ou de teste.</text:p>
      <text:p text:style-name="P167">npx sequelize seed:generate --name criar-usuarios <text:s/>// <text:span text:style-name="T45">to create seed</text:span></text:p>
      <text:p text:style-name="P168">npx sequelize <text:a xlink:type="simple" xlink:href="db:seed:all" text:style-name="Internet_20_link" text:visited-style-name="Visited_20_Internet_20_Link">db:seed:all</text:a> <text:s/>// <text:s/>to execute code and create register</text:p>
      <text:p text:style-name="P164"/>
      <text:p text:style-name="P169">Upload files</text:p>
      <text:p text:style-name="P170">The Express don’t handle file upload, so we had used multer.</text:p>
      <text:p text:style-name="P171"/>
      <text:p text:style-name="P169"><text:span text:style-name="T46">O</text:span>ptional chaining <text:span text:style-name="T46">(?.)</text:span></text:p>
      <text:p text:style-name="P171"><text:span text:style-name="T38">É um operador que evita erro quando você acessa propriedades de um objeto que pode ser </text:span><text:span text:style-name="Source_20_Text"><text:span text:style-name="T38">null</text:span></text:span><text:span text:style-name="T38"> ou </text:span><text:span text:style-name="Source_20_Text"><text:span text:style-name="T38">undefined. </text:span></text:span><text:span text:style-name="Source_20_Text"><text:span text:style-name="T47">ex.: profile?.handle</text:span></text:span></text:p>
      <text:p text:style-name="P172"/>
      <text:p text:style-name="P173">Nullish check (??)</text:p>
      <text:p text:style-name="P174"><text:span text:style-name="Source_20_Text"><text:span text:style-name="T48">É o operador de </text:span></text:span><text:span text:style-name="Source_20_Text"><text:span text:style-name="Strong_20_Emphasis"><text:span text:style-name="T48">coalescência nula</text:span></text:span></text:span><text:span text:style-name="Source_20_Text"><text:span text:style-name="T48">. Ele só usa o valor da direita se o da esquerda for null ou undefined. </text:span></text:span><text:span text:style-name="Source_20_Text"><text:span text:style-name="T49">Diferente do ||, que considera 0, "" e false como falsy.</text:span></text:span></text:p>
      <text:p text:style-name="P175"><text:span text:style-name="Source_20_Text"><text:span text:style-name="T48">const name = null;</text:span></text:span></text:p>
      <text:p text:style-name="P176"><text:span text:style-name="Source_20_Text"><text:span text:style-name="T48">console.log(name ?? "Anônimo"); // "Anônimo"</text:span></text:span></text:p>
      <text:p text:style-name="P176"><text:span text:style-name="Source_20_Text"><text:span text:style-name="T48">const age = 0;</text:span></text:span></text:p>
      <text:p text:style-name="P176"><text:span text:style-name="Source_20_Text"><text:span text:style-name="T48">console.log(age ?? 18); // 0 (não substitui porque 0 não é null/undefined)</text:span></text:span></text:p>
      <text:p text:style-name="P172"/>
      <text:p text:style-name="P177">Early return</text:p>
      <text:p text:style-name="P178"><text:span text:style-name="Source_20_Text"><text:span text:style-name="T50">Significa </text:span></text:span><text:span text:style-name="Strong_20_Emphasis"><text:span text:style-name="T50">sair cedo da função</text:span></text:span><text:span text:style-name="Source_20_Text"><text:span text:style-name="T50"> quando já sabe o resultado, em vez de colocar o código dentro de if/else enormes.</text:span></text:span></text:p>
      <text:p text:style-name="P178"/>
      <text:p text:style-name="P177">Reduzir nesting</text:p>
      <text:p text:style-name="P178"><text:span text:style-name="Source_20_Text"><text:span text:style-name="Emphasis"><text:span text:style-name="T50">Nesting</text:span></text:span></text:span><text:span text:style-name="Source_20_Text"><text:span text:style-name="T50"> = código muito aninhado (vários if dentro de if). Quanto mais níveis, mais difícil ler. </text:span></text:span></text:p>
      <text:p text:style-name="P179">Bad Ex<text:span text:style-name="T51">a</text:span>mple:</text:p>
      <text:p text:style-name="P180">if (user) {</text:p>
      <text:p text:style-name="P181"><text:s text:c="2"/>if (user.address) {</text:p>
      <text:p text:style-name="P181"><text:soft-page-break/><text:s text:c="4"/>if (user.address.city) {</text:p>
      <text:p text:style-name="P181"><text:s text:c="6"/>console.log(user.address.city);</text:p>
      <text:p text:style-name="P181"><text:s text:c="4"/>}</text:p>
      <text:p text:style-name="P181"><text:s text:c="2"/>}</text:p>
      <text:p text:style-name="P181">}</text:p>
      <text:p text:style-name="P179">Good Ex<text:span text:style-name="T51">a</text:span>mple:</text:p>
      <text:p text:style-name="P182">if (!user?.address?.city) return;</text:p>
      <text:p text:style-name="P183">console.log(user.address.city);</text:p>
      <text:p text:style-name="P184"/>
      <text:p text:style-name="P185"><text:span text:style-name="Strong_20_Emphasis"><text:span text:style-name="T4">Curto-circuito seguro</text:span></text:span></text:p>
      <text:p text:style-name="P186"><text:span text:style-name="Source_20_Text"><text:span text:style-name="T52">É usar operadores como &amp;&amp;, || e ?? para evitar erros e simplificar checagens. </text:span></text:span><text:span text:style-name="Source_20_Text"><text:span text:style-name="T53">É “curto-circuito” porque o JS nem avalia o resto se a primeira parte já resolver. </text:span></text:span></text:p>
      <text:p text:style-name="P187"><text:span text:style-name="Source_20_Text"><text:span text:style-name="T50">// Se existir user e user.name, imprime</text:span></text:span></text:p>
      <text:p text:style-name="P188"><text:span text:style-name="Source_20_Text"><text:span text:style-name="T50">console.log(user &amp;&amp; user.name);</text:span></text:span></text:p>
      <text:p text:style-name="P188"><text:span text:style-name="Source_20_Text"><text:span text:style-name="T50">// Se não existir title, usa valor padrão</text:span></text:span></text:p>
      <text:p text:style-name="P188"><text:span text:style-name="Source_20_Text"><text:span text:style-name="T50">const title = user?.title || "Sem título";</text:span></text:span></text:p>
      <text:p text:style-name="P184"><text:span text:style-name="Source_20_Text"><text:span text:style-name="T53"/></text:span></text:p>
      <text:p text:style-name="P189"><text:span text:style-name="Strong_20_Emphasis"><text:span text:style-name="T54">React</text:span></text:span></text:p>
      <text:p text:style-name="P190"><text:span text:style-name="Source_20_Text"><text:span text:style-name="T50">Biblioteca JavaScript criada pelo Facebook (2013) para construir interfaces de usuário (UI). Baseado no conceito de componentes → pequenos blocos de código que podem ser reutilizados e combinados. Usa o Virtual DOM → uma cópia em memória do DOM real, que permite atualizar só o que mudou na tela (mais eficiente).</text:span></text:span></text:p>
      <text:p text:style-name="P190"><text:span text:style-name="Source_20_Text"><text:span text:style-name="T50"/></text:span></text:p>
      <text:p text:style-name="P191"><text:span text:style-name="Strong_20_Emphasis"><text:span text:style-name="T54">Package.json</text:span></text:span></text:p>
      <text:p text:style-name="P192"><text:span text:style-name="Source_20_Text"><text:span text:style-name="T55">É</text:span></text:span><text:span text:style-name="Source_20_Text"><text:span text:style-name="T52"> o </text:span></text:span><text:span text:style-name="Source_20_Text"><text:span text:style-name="Strong_20_Emphasis"><text:span text:style-name="T56">coração</text:span></text:span></text:span><text:span text:style-name="Source_20_Text"><text:span text:style-name="T52"> de qualquer projeto Node.js (e também usado no React, já que React roda em cima do Node no ambiente de desenvolvimento). </text:span></text:span>Ele serve basicamente como o <text:span text:style-name="Strong_20_Emphasis">manual do teu projeto</text:span>.</text:p>
      <text:p text:style-name="P192">Ele é <text:span text:style-name="Strong_20_Emphasis">o documento que descreve o teu projeto</text:span>. Sem ele, o Node (ou React) não sabe: </text:p>
      <text:list text:style-name="L10">
        <text:list-item>
          <text:p text:style-name="P193">quais bibliotecas instalar // quais scripts executar // como rodar o projeto</text:p>
        </text:list-item>
      </text:list>
      <text:p text:style-name="P192"/>
      <text:p text:style-name="P192"/>
      <text:p text:style-name="P190"><text:span text:style-name="Source_20_Text"><text:span text:style-name="T50"/></text:span></text:p>
      <text:p text:style-name="P184"><text:span text:style-name="Source_20_Text"><text:span text:style-name="T53"/></text:span></text:p>
      <text:p text:style-name="P194"/>
      <text:p text:style-name="P195">Fluxo de Criação <text:span text:style-name="T57">I</text:span></text:p>
      <text:p text:style-name="P196">Migrations 0950</text:p>
      <text:p text:style-name="P197">Models 1037</text:p>
      <text:p text:style-name="P198">Database/index.js</text:p>
      <text:p text:style-name="P196">Controller 1106</text:p>
      <text:p text:style-name="P197">Routes 1510</text:p>
      <text:p text:style-name="P196">App</text:p>
      <text:p text:style-name="P196">.<text:span text:style-name="T58">env = criar token </text:span><text:span text:style-name="T59">(npm I jasonwebtoken)</text:span></text:p>
      <text:p text:style-name="P199"/>
      <text:p text:style-name="P200">Fluxo de Criação <text:span text:style-name="T57">II</text:span></text:p>
      <text:p text:style-name="P201">Controller</text:p>
      <text:p text:style-name="P201">Routes</text:p>
      <text:p text:style-name="P202">Migrations <text:span text:style-name="T60">(se necessária alguma mudança no DB)</text:span></text:p>
      <text:p text:style-name="P202">Models 1037</text:p>
      <text:p text:style-name="P203">Database/index.js</text:p>
      <text:p text:style-name="P202"/>
      <text:p text:style-name="P202">App</text:p>
      <text:p text:style-name="P202">.<text:span text:style-name="T58">env = criar token </text:span><text:span text:style-name="T59">(npm I jasonwebtoken)</text:span></text:p>
      <text:p text:style-name="P204"/>
      <text:p text:style-name="P205">No currículo inserir: git bash / Google Cloud / <text:span text:style-name="T61">docker / MariaDb / </text:span><text:span text:style-name="T62">MVC Architecture / </text:span><text:span text:style-name="T63">Insomnia / Postman / </text:span><text:span text:style-name="T64">Sequelize / </text:span><text:span text:style-name="T54">WebPack / </text:span></text:p>
      <text:p text:style-name="P206"/>
      <text:p text:style-name="P207">Express Delay</text:p>
      <text:p text:style-name="P208">npm I express delay</text:p>
      <text:p text:style-name="P209">Para inserir um delay de yy tempo dentro da aplicação. Neste exemplo usado para simular a lentidão de acesso ao servidor.</text:p>
      <text:p text:style-name="P210"/>
      <text:p text:style-name="P211">Reiniciar o servidor <text:span text:style-name="T65">no backend</text:span></text:p>
      <text:p text:style-name="P210">pm2 delete api-rest</text:p>
      <text:p text:style-name="P210">pm2 start src/server.js --name "api-rest" --interpreter="node" -- -r sucrase/register</text:p>
      <text:p text:style-name="P210">pm2 save</text:p>
      <text:p text:style-name="P210"/>
      <text:p text:style-name="P210"/>
      <table:table table:name="Table2" table:style-name="Table2">
        <table:table-column table:style-name="Table2.A"/>
        <table:table-column table:style-name="Table2.B"/>
        <table:table-header-rows>
          <table:table-row>
            <table:table-cell table:style-name="Table2.A1" office:value-type="string">
              <text:p text:style-name="Table_20_Heading">Comando</text:p>
            </table:table-cell>
            <table:table-cell table:style-name="Table2.A1" office:value-type="string">
              <text:p text:style-name="Table_20_Heading">Descrição</text:p>
            </table:table-cell>
          </table:table-row>
        </table:table-header-rows>
        <table:table-row>
          <table:table-cell table:style-name="Table2.A1" office:value-type="string">
            <text:p text:style-name="Table_20_Contents"><text:span text:style-name="Source_20_Text">pm2 restart api-rest</text:span></text:p>
          </table:table-cell>
          <table:table-cell table:style-name="Table2.A1" office:value-type="string">
            <text:p text:style-name="Table_20_Contents">Reinicia manualmente a app</text:p>
          </table:table-cell>
        </table:table-row>
        <table:table-row>
          <table:table-cell table:style-name="Table2.A1" office:value-type="string">
            <text:p text:style-name="Table_20_Contents"><text:span text:style-name="Source_20_Text">pm2 logs api-rest</text:span></text:p>
          </table:table-cell>
          <table:table-cell table:style-name="Table2.A1" office:value-type="string">
            <text:p text:style-name="Table_20_Contents">Mostra logs ao vivo</text:p>
          </table:table-cell>
        </table:table-row>
        <table:table-row>
          <table:table-cell table:style-name="Table2.A1" office:value-type="string">
            <text:p text:style-name="Table_20_Contents"><text:span text:style-name="Source_20_Text">pm2 list</text:span></text:p>
          </table:table-cell>
          <table:table-cell table:style-name="Table2.A1" office:value-type="string">
            <text:p text:style-name="Table_20_Contents">Mostra apps rodando</text:p>
          </table:table-cell>
        </table:table-row>
        <table:table-row>
          <table:table-cell table:style-name="Table2.A1" office:value-type="string">
            <text:p text:style-name="Table_20_Contents"><text:span text:style-name="Source_20_Text">pm2 delete api-rest</text:span></text:p>
          </table:table-cell>
          <table:table-cell table:style-name="Table2.A1" office:value-type="string">
            <text:p text:style-name="Table_20_Contents">Remove a app do PM2</text:p>
          </table:table-cell>
        </table:table-row>
        <table:table-row>
          <table:table-cell table:style-name="Table2.A1" office:value-type="string">
            <text:p text:style-name="Table_20_Contents"><text:span text:style-name="Source_20_Text">pm2 monit</text:span></text:p>
          </table:table-cell>
          <table:table-cell table:style-name="Table2.A1" office:value-type="string">
            <text:p text:style-name="Table_20_Contents">Interface visual no terminal</text:p>
          </table:table-cell>
        </table:table-row>
      </table:table>
      <text:p text:style-name="P210"/>
      <text:p text:style-name="P211">AddEventListner</text:p>
      <text:p text:style-name="P212">O método .addEventListener() serve para escutar (ou “ouvir”) eventos que acontecem num elemento da página — por exemplo, um clique, uma tecla pressionada, o rato a passar por cima, carregamento da página, etc. É uma das funções mais importantes do JavaScript no browser.</text:p>
      <text:p text:style-name="P213">.addEventListener("tipo-do-evento", função-que-vai-executar)</text:p>
      <text:p text:style-name="P212">Significa: “Quando acontecer este evento, executa esta função.”</text:p>
      <text:p text:style-name="P212"/>
      <text:p text:style-name="P212"/>
      <text:p text:style-name="P2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10-20T23:40:51.940000000</meta:creation-date>
    <meta:generator>LibreOffice/25.8.2.2$Windows_X86_64 LibreOffice_project/d401f2107ccab8f924a8e2df40f573aab7605b6f</meta:generator>
    <dc:date>2025-11-20T15:56:21.933075600</dc:date>
    <meta:editing-duration>P1DT17H59M29S</meta:editing-duration>
    <meta:editing-cycles>74</meta:editing-cycles>
    <meta:document-statistic meta:table-count="2" meta:image-count="0" meta:object-count="0" meta:page-count="12" meta:paragraph-count="405" meta:word-count="3756" meta:character-count="24382" meta:non-whitespace-character-count="20876"/>
  </office:meta>
</office:document-meta>
</file>